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40000004B0F8982FA6.png" manifest:media-type=""/>
  <manifest:file-entry manifest:full-path="Pictures/1000000000000640000004B02C5236E4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39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3.51cm" fo:min-width="10.08cm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6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2.875cm" fo:min-width="10.08cm" fo:padding-top="0.15cm" fo:padding-bottom="0.15cm" fo:padding-left="0.275cm" fo:padding-right="0.275cm"/>
    </style:style>
    <style:style style:name="gr7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3.521cm" fo:min-width="10.08cm" fo:padding-top="0.15cm" fo:padding-bottom="0.15cm" fo:padding-left="0.275cm" fo:padding-right="0.275cm"/>
    </style:style>
    <style:style style:name="gr8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2.22cm" fo:min-width="10.08cm" fo:padding-top="0.15cm" fo:padding-bottom="0.15cm" fo:padding-left="0.275cm" fo:padding-right="0.275cm"/>
    </style:style>
    <style:style style:name="pr1" style:family="presentation" style:parent-style-name="oranssi-subtitle">
      <style:graphic-properties draw:stroke="none" draw:fill-color="#ffffff" draw:auto-grow-height="true" fo:min-height="12.428cm"/>
    </style:style>
    <style:style style:name="pr2" style:family="presentation" style:parent-style-name="oranssi-subtitle">
      <style:graphic-properties draw:stroke="none" draw:fill-color="#ffffff" draw:auto-grow-height="true" fo:min-height="18.773cm"/>
    </style:style>
    <style:style style:name="pr3" style:family="presentation" style:parent-style-name="oranssi-notes">
      <style:graphic-properties draw:fill-color="#ffffff" draw:auto-grow-height="true" fo:min-height="13.364cm"/>
    </style:style>
    <style:style style:name="pr4" style:family="presentation" style:parent-style-name="oranssi-title">
      <style:graphic-properties draw:auto-grow-height="true" fo:min-height="3.506cm"/>
    </style:style>
    <style:style style:name="pr5" style:family="presentation" style:parent-style-name="oranssi-outline1">
      <style:graphic-properties fo:min-height="13.609cm"/>
    </style:style>
    <style:style style:name="pr6" style:family="presentation" style:parent-style-name="oranssi-notes">
      <style:graphic-properties draw:fill-color="#ffffff" draw:auto-grow-height="true" fo:min-height="12.572cm"/>
    </style:style>
    <style:style style:name="pr7" style:family="presentation" style:parent-style-name="oranssi-outline1">
      <style:graphic-properties fo:min-height="10.549cm"/>
    </style:style>
    <style:style style:name="pr8" style:family="presentation" style:parent-style-name="oranssi-outline1">
      <style:graphic-properties fo:min-height="11.819cm"/>
    </style:style>
    <style:style style:name="pr9" style:family="presentation" style:parent-style-name="oranssi-title">
      <style:graphic-properties fo:min-height="3.506cm"/>
    </style:style>
    <style:style style:name="pr10" style:family="presentation" style:parent-style-name="oranssi-outline1">
      <style:graphic-properties fo:min-height="13.859cm"/>
    </style:style>
    <style:style style:name="pr11" style:family="presentation" style:parent-style-name="oranssi-notes">
      <style:graphic-properties draw:fill-color="#ffffff" fo:min-height="13.364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margin-top="0.42cm" fo:margin-bottom="0.35cm" fo:text-align="end"/>
    </style:style>
    <style:style style:name="P3" style:family="paragraph">
      <style:paragraph-properties fo:margin-top="0.42cm" fo:margin-bottom="0.35cm" fo:text-align="end"/>
      <style:text-properties fo:font-size="16pt" fo:font-style="italic" style:font-size-asian="16pt" style:font-style-asian="italic" style:font-size-complex="16pt" style:font-style-complex="italic"/>
    </style:style>
    <style:style style:name="P4" style:family="paragraph">
      <style:paragraph-properties fo:margin-left="0.6cm" fo:margin-right="0cm" fo:text-indent="0cm"/>
      <style:text-properties fo:font-size="20pt"/>
    </style:style>
    <style:style style:name="P5" style:family="paragraph">
      <style:text-properties fo:font-size="20pt"/>
    </style:style>
    <style:style style:name="P6" style:family="paragraph">
      <style:text-properties fo:font-size="26.3999996185303pt"/>
    </style:style>
    <style:style style:name="P7" style:family="paragraph">
      <style:paragraph-properties fo:text-align="start"/>
    </style:style>
    <style:style style:name="P8" style:family="paragraph">
      <style:text-properties fo:font-family="'Courier 10 Pitch'" style:font-style-name="Regular" style:font-pitch="fixed" fo:font-size="18pt" fo:font-weight="normal" style:font-size-asian="18pt" style:font-weight-asian="normal" style:font-size-complex="18pt" style:font-weight-complex="normal"/>
    </style:style>
    <style:style style:name="P9" style:family="paragraph">
      <style:text-properties fo:font-size="18pt"/>
    </style:style>
    <style:style style:name="P10" style:family="paragraph">
      <style:text-properties fo:font-family="'Courier 10 Pitch'" style:font-style-name="Regular" style:font-pitch="fixed" fo:font-size="14pt" fo:font-weight="normal" style:font-size-asian="14pt" style:font-weight-asian="normal" style:font-size-complex="14pt" style:font-weight-complex="normal"/>
    </style:style>
    <style:style style:name="P11" style:family="paragraph">
      <style:paragraph-properties fo:text-align="center"/>
    </style:style>
    <style:style style:name="P12" style:family="paragraph">
      <style:text-properties fo:font-size="14pt" fo:font-style="italic" style:font-size-asian="14pt" style:font-style-asian="italic" style:font-size-complex="14pt" style:font-style-complex="italic"/>
    </style:style>
    <style:style style:name="P13" style:family="paragraph">
      <style:text-properties fo:color="#b3b3b3" fo:font-family="'Courier 10 Pitch'" style:font-style-name="Regular" style:font-pitch="fixed" fo:font-size="14pt" fo:font-weight="normal" style:font-size-asian="14pt" style:font-weight-asian="normal" style:font-size-complex="14pt" style:font-weight-complex="normal"/>
    </style:style>
    <style:style style:name="P14" style:family="paragraph">
      <style:text-properties fo:font-weight="normal" style:font-weight-asian="normal" style:font-weight-complex="normal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size="30pt" style:font-size-asian="30pt" style:font-size-complex="30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8pt" fo:font-style="italic" style:font-size-asian="28pt" style:font-style-asian="italic" style:font-size-complex="28pt" style:font-style-complex="italic"/>
    </style:style>
    <style:style style:name="T7" style:family="text">
      <style:text-properties fo:font-family="'Courier 10 Pitch'" style:font-pitch="fixed" fo:font-size="18pt" fo:font-weight="bold" style:font-size-asian="18pt" style:font-weight-asian="bold" style:font-size-complex="18pt" style:font-weight-complex="bold"/>
    </style:style>
    <style:style style:name="T8" style:family="text">
      <style:text-properties fo:font-family="'Courier 10 Pitch'" style:font-pitch="fixed" fo:font-size="18pt" fo:font-weight="normal" style:font-size-asian="18pt" style:font-weight-asian="normal" style:font-size-complex="18pt" style:font-weight-complex="normal"/>
    </style:style>
    <style:style style:name="T9" style:family="text">
      <style:text-properties fo:font-family="'Courier 10 Pitch'" style:font-pitch="fixed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0" style:family="text">
      <style:text-properties fo:font-family="'Courier 10 Pitch'" style:font-pitch="fixed" fo:font-size="18pt" style:font-size-asian="18pt" style:font-size-complex="18pt"/>
    </style:style>
    <style:style style:name="T11" style:family="text">
      <style:text-properties fo:font-size="18pt"/>
    </style:style>
    <style:style style:name="T12" style:family="text">
      <style:text-properties fo:color="#b3b3b3" fo:font-family="'Courier 10 Pitch'" style:font-pitch="fixed" fo:font-size="14pt" fo:font-weight="bold" style:font-size-asian="14pt" style:font-weight-asian="bold" style:font-size-complex="14pt" style:font-weight-complex="bold"/>
    </style:style>
    <style:style style:name="T13" style:family="text">
      <style:text-properties fo:color="#b3b3b3" fo:font-family="'Courier 10 Pitch'" style:font-pitch="fixed" fo:font-size="14pt" style:font-size-asian="14pt" style:font-size-complex="14pt"/>
    </style:style>
    <style:style style:name="T14" style:family="text">
      <style:text-properties fo:color="#eb613d" fo:font-family="'Courier 10 Pitch'" style:font-pitch="fixed" fo:font-size="14pt" fo:font-style="normal" style:font-size-asian="14pt" style:font-style-asian="normal" style:font-size-complex="14pt" style:font-style-complex="normal"/>
    </style:style>
    <style:style style:name="T15" style:family="text">
      <style:text-properties fo:font-family="'Courier 10 Pitch'" style:font-pitch="fixed" fo:font-size="14pt" fo:font-weight="bold" style:font-size-asian="14pt" style:font-weight-asian="bold" style:font-size-complex="14pt" style:font-weight-complex="bold"/>
    </style:style>
    <style:style style:name="T16" style:family="text">
      <style:text-properties fo:font-family="'Courier 10 Pitch'" style:font-pitch="fixed" fo:font-size="14pt" fo:font-weight="normal" style:font-size-asian="14pt" style:font-weight-asian="normal" style:font-size-complex="14pt" style:font-weight-complex="normal"/>
    </style:style>
    <style:style style:name="T17" style:family="text">
      <style:text-properties fo:color="#ff3366" fo:font-family="'Courier 10 Pitch'" style:font-pitch="fixed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fo:color="#eb613d" fo:font-family="'Courier 10 Pitch'" style:font-pitch="fixed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color="#b3b3b3" fo:font-family="'Courier 10 Pitch'" style:font-pitch="fixed" fo:font-size="14pt" fo:font-weight="normal" style:font-size-asian="14pt" style:font-weight-asian="normal" style:font-size-complex="14pt" style:font-weight-complex="normal"/>
    </style:style>
    <style:style style:name="T20" style:family="text">
      <style:text-properties fo:color="#000000" fo:font-family="'Courier 10 Pitch'" style:font-pitch="fixed" fo:font-size="14pt" fo:font-weight="bold" style:font-size-asian="14pt" style:font-weight-asian="bold" style:font-size-complex="14pt" style:font-weight-complex="bold"/>
    </style:style>
    <style:style style:name="T21" style:family="text">
      <style:text-properties fo:font-size="14pt" fo:font-style="italic" style:font-size-asian="14pt" style:font-style-asian="italic" style:font-size-complex="14pt" style:font-style-complex="italic"/>
    </style:style>
    <style:style style:name="T22" style:family="text">
      <style:text-properties fo:color="#000000" fo:font-family="'Courier 10 Pitch'" style:font-pitch="fixed" fo:font-size="14pt" fo:font-weight="normal" style:font-size-asian="14pt" style:font-weight-asian="normal" style:font-size-complex="14pt" style:font-weight-complex="normal"/>
    </style:style>
    <style:style style:name="T23" style:family="text">
      <style:text-properties fo:font-size="26pt" fo:font-weight="normal" style:font-size-asian="26pt" style:font-weight-asian="normal" style:font-size-complex="26pt" style:font-weight-complex="normal"/>
    </style:style>
    <style:style style:name="T24" style:family="text">
      <style:text-properties fo:font-size="28pt" fo:font-weight="normal" style:font-size-asian="28pt" style:font-weight-asian="normal" style:font-size-complex="28pt" style:font-weight-complex="normal"/>
    </style:style>
    <style:style style:name="T25" style:family="text">
      <style:text-properties fo:font-size="24pt" fo:font-weight="normal" style:font-size-asian="24pt" style:font-weight-asian="normal" style:font-size-complex="24pt" style:font-weight-complex="normal"/>
    </style:style>
    <style:style style:name="T26" style:family="text">
      <style:text-properties fo:font-size="24pt" fo:font-weight="bold" style:font-size-asian="24pt" style:font-weight-asian="bold" style:font-size-complex="24pt" style:font-weight-complex="bold"/>
    </style:style>
    <style:style style:name="T27" style:family="text">
      <style:text-properties fo:font-family="'Courier New'" style:font-family-generic="modern" style:font-pitch="fixed" fo:font-size="20pt" fo:font-weight="normal" style:font-size-asian="20pt" style:font-weight-asian="normal" style:font-size-complex="20pt" style:font-weight-complex="normal"/>
    </style:style>
    <style:style style:name="T28" style:family="text">
      <style:text-properties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29" style:family="text">
      <style:text-properties fo:font-family="'Courier New'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T30" style:family="text">
      <style:text-properties fo:font-size="18pt" fo:font-weight="bold" style:font-size-asian="18pt" style:font-weight-asian="bold" style:font-size-complex="18pt" style:font-weight-complex="bold"/>
    </style:style>
    <style:style style:name="T31" style:family="text">
      <style:text-properties fo:font-size="18pt" fo:font-weight="normal" style:font-size-asian="18pt" style:font-weight-asian="normal" style:font-size-complex="18pt" style:font-weight-complex="normal"/>
    </style:style>
    <style:style style:name="T32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33" style:family="text">
      <style:text-properties fo:font-family="'Courier New'" style:font-family-generic="modern" style:font-pitch="fixed" fo:font-size="16pt" fo:font-weight="normal" style:font-size-asian="16pt" style:font-weight-asian="normal" style:font-size-complex="16pt" style:font-weight-complex="normal"/>
    </style:style>
    <style:style style:name="T34" style:family="text">
      <style:text-properties fo:font-family="Arial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T35" style:family="text">
      <style:text-properties fo:font-family="Arial" style:font-family-generic="swiss" style:font-pitch="variable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6" style:family="text">
      <style:text-properties fo:font-family="'Nimbus Roman No9 L'" style:font-family-generic="roman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37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38" style:family="text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39" style:family="text">
      <style:text-properties fo:font-family="'Courier New'" style:font-family-generic="modern" style:font-pitch="fixed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40" style:family="text">
      <style:text-properties fo:font-family="'Courier New'" style:font-family-generic="modern" style:font-pitch="fixed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41" style:family="text">
      <style:text-properties fo:font-family="'Courier New'" style:font-family-generic="modern" style:font-pitch="fixed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42" style:family="text">
      <style:text-properties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43" style:family="text">
      <style:text-properties fo:font-family="'Courier New'" style:font-family-generic="modern" style:font-pitch="fixed" fo:font-size="24pt" fo:font-weight="normal" style:font-size-asian="24pt" style:font-weight-asian="normal" style:font-size-complex="24pt" style:font-weight-complex="normal"/>
    </style:style>
    <style:style style:name="T44" style:family="text">
      <style:text-properties fo:font-family="'Nimbus Roman No9 L'" style:font-family-generic="roman" style:font-pitch="variable" fo:font-size="24pt" fo:font-weight="normal" style:font-size-asian="24pt" style:font-weight-asian="normal" style:font-size-complex="24pt" style:font-weight-complex="normal"/>
    </style:style>
    <style:style style:name="T45" style:family="text">
      <style:text-properties fo:color="#008000" fo:font-family="'Courier 10 Pitch'" style:font-pitch="fixed" fo:font-size="14pt" fo:font-weight="normal" style:font-size-asian="14pt" style:font-weight-asian="normal" style:font-size-complex="14pt" style:font-weight-complex="normal"/>
    </style:style>
    <style:style style:name="T46" style:family="text">
      <style:text-properties fo:color="#ff0000" fo:font-family="'Courier 10 Pitch'" style:font-pitch="fixed" fo:font-size="14pt" fo:font-weight="normal" style:font-size-asian="14pt" style:font-weight-asian="normal" style:font-size-complex="14pt" style:font-weight-complex="normal"/>
    </style:style>
    <style:style style:name="T47" style:family="text">
      <style:text-properties fo:color="#ff0000" fo:font-family="'Courier 10 Pitch'" style:font-pitch="fixed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12.428cm" svg:x="1.301cm" svg:y="3.945cm" presentation:class="subtitle" presentation:user-transformed="true">
          <draw:text-box>
            <text:p><text:span text:style-name="T1">Memory Management in Céu</text:span></text:p>
            <text:p><text:span text:style-name="T1"/></text:p>
          </draw:text-box>
        </draw:frame>
        <draw:frame presentation:style-name="pr2" draw:text-style-name="P1" draw:layer="layout" svg:width="25.199cm" svg:height="18.773cm" svg:x="14.349cm" svg:y="7.76cm">
          <draw:text-box>
            <text:p/>
          </draw:text-box>
        </draw:frame>
        <draw:frame draw:style-name="gr1" draw:text-style-name="P3" draw:layer="layout" svg:width="12.065cm" svg:height="1.505cm" svg:x="11.43cm" svg:y="11.569cm">
          <draw:text-box>
            <text:p text:style-name="P2"><text:span text:style-name="T2">Eliminating memory leaks, dangling pointers, and garbage collection altogether.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3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verall idea</text:p>
          </draw:text-box>
        </draw:frame>
        <draw:frame presentation:style-name="pr5" draw:layer="layout" svg:width="25.199cm" svg:height="15.371cm" svg:x="1.4cm" svg:y="3.914cm" presentation:class="outline" presentation:user-transformed="true">
          <draw:text-box>
            <text:p><text:span text:style-name="T3"/></text:p>
            <text:list text:style-name="L2">
              <text:list-item>
                <text:p><text:span text:style-name="T3">Issues:</text:span></text:p>
                <text:list>
                  <text:list-item>
                    <text:p><text:span text:style-name="T4">Memory leaks</text:span></text:p>
                  </text:list-item>
                  <text:list-item>
                    <text:p><text:span text:style-name="T4">Dangling references</text:span></text:p>
                  </text:list-item>
                  <text:list-item>
                    <text:p><text:span text:style-name="T4">Garbage collection</text:span></text:p>
                  </text:list-item>
                </text:list>
                <text:p><text:span text:style-name="T3"/></text:p>
              </text:list-item>
              <text:list-item>
                <text:p><text:span text:style-name="T3">Approach:</text:span></text:p>
                <text:list>
                  <text:list-item>
                    <text:p><text:span text:style-name="T4">Lexical scope for (dynamic) objects</text:span></text:p>
                  </text:list-item>
                  <text:list-item>
                    <text:p><text:span text:style-name="T4">Non-explicit manipulation of references <text:s text:c="25"/></text:span><text:span text:style-name="T5">(in some cases, explicit but supervised manipulation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3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8.137cm" presentation:class="title" presentation:user-transformed="true">
          <draw:text-box>
            <text:p>Graphical Demos<text:line-break/><text:span text:style-name="T6">(Recap. of objects in Céu)</text:span></text:p>
          </draw:text-box>
        </draw:frame>
        <presentation:notes draw:style-name="dp2">
          <draw:page-thumbnail draw:style-name="gr2" draw:layer="layout" svg:width="15.273cm" svg:height="10.475cm" svg:x="3.157cm" svg:y="2.123cm" draw:page-number="3" presentation:class="page"/>
          <draw:frame presentation:style-name="pr6" draw:text-style-name="P6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draw:style-name="gr3" draw:text-style-name="P8" draw:layer="layout" svg:width="23.495cm" svg:height="17.546cm" svg:x="2.275cm" svg:y="1.863cm">
          <draw:text-box>
            <text:p><text:span text:style-name="T7">input void </text:span><text:span text:style-name="T8">SDL_QUIT;</text:span></text:p>
            <text:p><text:span text:style-name="T7">input void </text:span><text:span text:style-name="T8">SDL_REDRAW;</text:span></text:p>
            <text:p><text:span text:style-name="T7"/></text:p>
            <text:p><text:span text:style-name="T8">&lt;...&gt; <text:s/></text:span><text:span text:style-name="T9">// initialize graphical library, renderer, etc.</text:span></text:p>
            <text:p><text:span text:style-name="T7"/></text:p>
            <text:p><text:span text:style-name="T7">var</text:span><text:span text:style-name="T10"> _SDL_Rect r;</text:span></text:p>
            <text:p text:style-name="P7"><text:span text:style-name="T10">r.w = 100;</text:span></text:p>
            <text:p text:style-name="P7"><text:span text:style-name="T10">r.h = 100;</text:span></text:p>
            <text:p text:style-name="P7"><text:span text:style-name="T10">r.x = 20;</text:span></text:p>
            <text:p text:style-name="P7"><text:span text:style-name="T10">r.y = 200;</text:span></text:p>
            <text:p text:style-name="P7"><text:span text:style-name="T10"/></text:p>
            <text:p text:style-name="P7"><text:span text:style-name="T7">par/or do</text:span></text:p>
            <text:p text:style-name="P7"><text:span text:style-name="T7"><text:s text:c="4"/></text:span><text:span text:style-name="T7">every </text:span><text:span text:style-name="T8">20ms </text:span><text:span text:style-name="T7">do</text:span></text:p>
            <text:p text:style-name="P7"><text:span text:style-name="T10"><text:s text:c="8"/></text:span><text:span text:style-name="T10">r.x = r.x + 1;</text:span></text:p>
            <text:p text:style-name="P7"><text:span text:style-name="T7"><text:s text:c="4"/></text:span><text:span text:style-name="T7">end</text:span></text:p>
            <text:p text:style-name="P7"><text:span text:style-name="T7">with</text:span></text:p>
            <text:p text:style-name="P7"><text:span text:style-name="T7"><text:s text:c="4"/></text:span><text:span text:style-name="T7">every </text:span><text:span text:style-name="T10">SDL_REDRAW </text:span><text:span text:style-name="T7">do</text:span></text:p>
            <text:p text:style-name="P7"><text:span text:style-name="T10"><text:s text:c="8"/></text:span><text:span text:style-name="T10">_SDL_SetRenderDrawColor(ren,0xFF,0xFF,0xFF,0);</text:span></text:p>
            <text:p text:style-name="P7"><text:span text:style-name="T10"><text:s text:c="8"/></text:span><text:span text:style-name="T10">_SDL_RenderFillRect(ren, &amp;r);</text:span></text:p>
            <text:p text:style-name="P7"><text:span text:style-name="T7"><text:s text:c="4"/></text:span><text:span text:style-name="T7">end</text:span></text:p>
            <text:p text:style-name="P7"><text:span text:style-name="T7">with</text:span></text:p>
            <text:p text:style-name="P7"><text:span text:style-name="T7"><text:s text:c="4"/></text:span><text:span text:style-name="T7">await </text:span><text:span text:style-name="T10">SDL_QUIT;</text:span></text:p>
            <text:p text:style-name="P7"><text:span text:style-name="T7">end</text:span></text:p>
          </draw:text-box>
        </draw:frame>
        <draw:frame draw:style-name="gr4" draw:text-style-name="P9" draw:layer="layout" svg:width="0.853cm" svg:height="0.962cm" svg:x="26.035cm" svg:y="19.685cm">
          <draw:text-box>
            <text:p><text:span text:style-name="T11">1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3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draw:style-name="gr3" draw:text-style-name="P10" draw:layer="layout" svg:width="23.495cm" svg:height="19.615cm" svg:x="2.275cm" svg:y="0.563cm">
          <draw:text-box>
            <text:p><text:span text:style-name="T12">var</text:span><text:span text:style-name="T13"> _SDL_Rect r;</text:span></text:p>
            <text:p text:style-name="P7"><text:span text:style-name="T13">r.w = 100;</text:span></text:p>
            <text:p text:style-name="P7"><text:span text:style-name="T13">r.h = 100;</text:span></text:p>
            <text:p text:style-name="P7"><text:span text:style-name="T13">r.x = 20;</text:span></text:p>
            <text:p text:style-name="P7"><text:span text:style-name="T14">r.y = 100;</text:span></text:p>
            <text:p text:style-name="P7"><text:span text:style-name="T13"/></text:p>
            <text:p text:style-name="P7"><text:span text:style-name="T15">var</text:span><text:span text:style-name="T16"> _SDL_Rect s;</text:span></text:p>
            <text:p text:style-name="P7"><text:span text:style-name="T16">s.w = 100;</text:span></text:p>
            <text:p text:style-name="P7"><text:span text:style-name="T16">s.h = 100;</text:span></text:p>
            <text:p text:style-name="P7"><text:span text:style-name="T16">s.x = 20;</text:span></text:p>
            <text:p text:style-name="P7"><text:span text:style-name="T17">s.y = 300;</text:span></text:p>
            <text:p text:style-name="P7"><text:span text:style-name="T15"/></text:p>
            <text:p text:style-name="P7"><text:span text:style-name="T12">par/or do</text:span></text:p>
            <text:p text:style-name="P7"><text:span text:style-name="T12"><text:s text:c="4"/></text:span><text:span text:style-name="T12">every </text:span><text:span text:style-name="T18">20ms</text:span><text:span text:style-name="T19"> </text:span><text:span text:style-name="T12">do</text:span></text:p>
            <text:p text:style-name="P7"><text:span text:style-name="T13"><text:s text:c="8"/></text:span><text:span text:style-name="T13">r.x = r.x + 1;</text:span></text:p>
            <text:p text:style-name="P7"><text:span text:style-name="T12"><text:s text:c="4"/></text:span><text:span text:style-name="T12">end</text:span></text:p>
            <text:p text:style-name="P7"><text:span text:style-name="T12">with</text:span></text:p>
            <text:p text:style-name="P7"><text:span text:style-name="T12"><text:s text:c="4"/></text:span><text:span text:style-name="T12">every </text:span><text:span text:style-name="T13">SDL_REDRAW </text:span><text:span text:style-name="T12">do</text:span></text:p>
            <text:p text:style-name="P7"><text:span text:style-name="T13"><text:s text:c="8"/></text:span><text:span text:style-name="T13">_SDL_SetRenderDrawColor(ren,0xFF,0xFF,0xFF,0);</text:span></text:p>
            <text:p text:style-name="P7"><text:span text:style-name="T13"><text:s text:c="8"/></text:span><text:span text:style-name="T13">_SDL_RenderFillRect(ren, &amp;r);</text:span></text:p>
            <text:p text:style-name="P7"><text:span text:style-name="T12"><text:s text:c="4"/></text:span><text:span text:style-name="T12">end</text:span></text:p>
            <text:p text:style-name="P7"><text:span text:style-name="T20">with</text:span></text:p>
            <text:p text:style-name="P7"><text:span text:style-name="T15"><text:s text:c="4"/></text:span><text:span text:style-name="T15">every </text:span><text:span text:style-name="T17">10ms</text:span><text:span text:style-name="T16"> </text:span><text:span text:style-name="T15">do</text:span></text:p>
            <text:p text:style-name="P7"><text:span text:style-name="T16"><text:s text:c="8"/></text:span><text:span text:style-name="T16">s.x = s.x + 1;</text:span></text:p>
            <text:p text:style-name="P7"><text:span text:style-name="T15"><text:s text:c="4"/></text:span><text:span text:style-name="T15">end</text:span></text:p>
            <text:p text:style-name="P7"><text:span text:style-name="T15">with</text:span></text:p>
            <text:p text:style-name="P7"><text:span text:style-name="T15"><text:s text:c="4"/></text:span><text:span text:style-name="T15">every </text:span><text:span text:style-name="T16">SDL_REDRAW </text:span><text:span text:style-name="T15">do</text:span></text:p>
            <text:p text:style-name="P7"><text:span text:style-name="T16"><text:s text:c="8"/></text:span><text:span text:style-name="T16">_SDL_SetRenderDrawColor(ren,0xFF,0xFF,0xFF,0);</text:span></text:p>
            <text:p text:style-name="P7"><text:span text:style-name="T16"><text:s text:c="8"/></text:span><text:span text:style-name="T16">_SDL_RenderFillRect(ren, &amp;s);</text:span></text:p>
            <text:p text:style-name="P7"><text:span text:style-name="T15"><text:s text:c="4"/></text:span><text:span text:style-name="T15">end</text:span></text:p>
            <text:p text:style-name="P7"><text:span text:style-name="T12">with</text:span></text:p>
            <text:p text:style-name="P7"><text:span text:style-name="T12"><text:s text:c="4"/></text:span><text:span text:style-name="T12">await </text:span><text:span text:style-name="T13">SDL_QUIT;</text:span></text:p>
            <text:p text:style-name="P7"><text:span text:style-name="T12">end</text:span></text:p>
          </draw:text-box>
        </draw:frame>
        <draw:frame draw:style-name="gr4" draw:text-style-name="P9" draw:layer="layout" svg:width="0.853cm" svg:height="0.962cm" svg:x="26.036cm" svg:y="19.685cm">
          <draw:text-box>
            <text:p><text:span text:style-name="T11">2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3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draw:style-name="gr3" draw:text-style-name="P10" draw:layer="layout" svg:width="23.495cm" svg:height="20.869cm" svg:x="2.275cm" svg:y="0.063cm">
          <draw:text-box>
            <text:p><text:span text:style-name="T15">class</text:span><text:span text:style-name="T16"> Rect </text:span><text:span text:style-name="T15">with</text:span></text:p>
            <text:p><text:span text:style-name="T16"><text:s text:c="4"/></text:span><text:span text:style-name="T15">var</text:span><text:span text:style-name="T16"> _SDL_Rect <text:s text:c="5"/>r;</text:span></text:p>
            <text:p><text:span text:style-name="T16"><text:s text:c="4"/></text:span><text:span text:style-name="T15">var</text:span><text:span text:style-name="T16"> </text:span><text:span text:style-name="T15">int</text:span><text:span text:style-name="T16"> <text:s text:c="11"/>dt;</text:span></text:p>
            <text:p><text:span text:style-name="T16"><text:s text:c="4"/></text:span><text:span text:style-name="T15">var</text:span><text:span text:style-name="T16"> _SDL_Renderer* ren;</text:span></text:p>
            <text:p><text:span text:style-name="T15">do</text:span></text:p>
            <text:p><text:span text:style-name="T16"><text:s text:c="4"/></text:span><text:span text:style-name="T16">&lt;...&gt;</text:span></text:p>
            <text:p><text:span text:style-name="T15"><text:s text:c="4"/></text:span><text:span text:style-name="T15">par do</text:span></text:p>
            <text:p><text:span text:style-name="T15"><text:s text:c="8"/></text:span><text:span text:style-name="T15">every </text:span><text:span text:style-name="T16">(this.dt)ms</text:span><text:span text:style-name="T15"> do</text:span></text:p>
            <text:p><text:span text:style-name="T16"><text:s text:c="12"/></text:span><text:span text:style-name="T16">r.x = r.x + 1;</text:span></text:p>
            <text:p><text:span text:style-name="T15"><text:s text:c="8"/></text:span><text:span text:style-name="T15">end</text:span></text:p>
            <text:p><text:span text:style-name="T15"><text:s text:c="4"/></text:span><text:span text:style-name="T15">with</text:span></text:p>
            <text:p><text:span text:style-name="T15"><text:tab/></text:span><text:span text:style-name="T15"><text:tab/></text:span><text:span text:style-name="T15">every </text:span><text:span text:style-name="T16">SDL_REDRAW</text:span><text:span text:style-name="T15"> do</text:span></text:p>
            <text:p><text:span text:style-name="T16"><text:s text:c="12"/></text:span><text:span text:style-name="T16">_SDL_SetRenderDrawColor(ren, 0xFF,0xFF,0xFF, 0);</text:span></text:p>
            <text:p><text:span text:style-name="T16"><text:s text:c="12"/></text:span><text:span text:style-name="T16">_SDL_RenderFillRect(ren, &amp;r);</text:span></text:p>
            <text:p><text:span text:style-name="T15"><text:s text:c="8"/></text:span><text:span text:style-name="T15">end</text:span></text:p>
            <text:p><text:span text:style-name="T15"><text:s text:c="4"/></text:span><text:span text:style-name="T15">end</text:span></text:p>
            <text:p><text:span text:style-name="T15">end</text:span></text:p>
            <text:p><text:span text:style-name="T15"/></text:p>
            <text:p><text:span text:style-name="T15">par/or do</text:span></text:p>
            <text:p><text:span text:style-name="T16"><text:tab/></text:span><text:span text:style-name="T16">&lt;...&gt;</text:span></text:p>
            <text:p><text:span text:style-name="T15">with</text:span></text:p>
            <text:p><text:span text:style-name="T15"><text:s text:c="4"/></text:span><text:span text:style-name="T15">var </text:span><text:span text:style-name="T16">Rect a </text:span><text:span text:style-name="T15">with</text:span></text:p>
            <text:p><text:span text:style-name="T16"><text:s text:c="8"/></text:span><text:span text:style-name="T16">this.r.y = 100;</text:span></text:p>
            <text:p><text:span text:style-name="T16"><text:s text:c="8"/></text:span><text:span text:style-name="T16">this.dt <text:s/>= 10;</text:span></text:p>
            <text:p><text:span text:style-name="T16"><text:s text:c="8"/></text:span><text:span text:style-name="T16">this.ren = ren;</text:span></text:p>
            <text:p><text:span text:style-name="T15"><text:s text:c="4"/></text:span><text:span text:style-name="T15">end</text:span><text:span text:style-name="T16">;</text:span></text:p>
            <text:p><text:span text:style-name="T15"><text:s text:c="4"/></text:span><text:span text:style-name="T15">var</text:span><text:span text:style-name="T16"> Rect b </text:span><text:span text:style-name="T15">with</text:span></text:p>
            <text:p><text:span text:style-name="T16"><text:s text:c="8"/></text:span><text:span text:style-name="T16">this.r.y = 300;</text:span></text:p>
            <text:p><text:span text:style-name="T16"><text:s text:c="8"/></text:span><text:span text:style-name="T16">this.dt <text:s/>= 5;</text:span></text:p>
            <text:p><text:span text:style-name="T16"><text:s text:c="8"/></text:span><text:span text:style-name="T16">this.ren = ren;</text:span></text:p>
            <text:p><text:span text:style-name="T15"><text:s text:c="4"/></text:span><text:span text:style-name="T15">end</text:span><text:span text:style-name="T16">;</text:span></text:p>
            <text:p><text:span text:style-name="T15"><text:s text:c="4"/></text:span><text:span text:style-name="T15">await FOREVER;</text:span></text:p>
            <text:p><text:span text:style-name="T15">with</text:span></text:p>
            <text:p><text:span text:style-name="T15"><text:tab/></text:span><text:span text:style-name="T15">await</text:span><text:span text:style-name="T16"> SDL_QUIT;</text:span></text:p>
            <text:p><text:span text:style-name="T15">end</text:span></text:p>
          </draw:text-box>
        </draw:frame>
        <draw:frame draw:style-name="gr4" draw:text-style-name="P9" draw:layer="layout" svg:width="0.853cm" svg:height="0.962cm" svg:x="26.036cm" svg:y="19.685cm">
          <draw:text-box>
            <text:p><text:span text:style-name="T11">3</text:span></text:p>
          </draw:text-box>
        </draw:frame>
        <draw:custom-shape draw:style-name="gr5" draw:text-style-name="P11" xml:id="id1" draw:id="id1" draw:layer="layout" svg:width="8.89cm" svg:height="1.805cm" svg:x="3.175cm" svg:y="0.835cm">
          <text:p/>
          <draw:enhanced-geometry svg:viewBox="0 0 21600 21600" draw:type="rectangle" draw:enhanced-path="M 0 0 L 21600 0 21600 21600 0 21600 0 0 Z N"/>
        </draw:custom-shape>
        <draw:frame draw:style-name="gr4" draw:text-style-name="P12" xml:id="id2" draw:id="id2" draw:layer="layout" svg:width="6.547cm" svg:height="0.806cm" svg:x="12.527cm" svg:y="1.27cm">
          <draw:text-box>
            <text:p><text:span text:style-name="T21">interface (fields &amp; methods)</text:span></text:p>
          </draw:text-box>
        </draw:frame>
        <draw:custom-shape draw:style-name="gr5" draw:text-style-name="P11" xml:id="id3" draw:id="id3" draw:layer="layout" svg:width="17.78cm" svg:height="6.489cm" svg:x="3.175cm" svg:y="3.136cm">
          <text:p/>
          <draw:enhanced-geometry svg:viewBox="0 0 21600 21600" draw:type="rectangle" draw:enhanced-path="M 0 0 L 21600 0 21600 21600 0 21600 0 0 Z N"/>
        </draw:custom-shape>
        <draw:frame draw:style-name="gr4" draw:text-style-name="P12" xml:id="id4" draw:id="id4" draw:layer="layout" svg:width="6.217cm" svg:height="0.806cm" svg:x="12.528cm" svg:y="4.47cm">
          <draw:text-box>
            <text:p><text:span text:style-name="T21">body (any Céu statement)</text:span></text:p>
          </draw:text-box>
        </draw:frame>
        <draw:custom-shape draw:style-name="gr5" draw:text-style-name="P11" xml:id="id5" draw:id="id5" draw:layer="layout" svg:width="8.89cm" svg:height="3.075cm" svg:x="3.61cm" svg:y="12.5cm">
          <text:p/>
          <draw:enhanced-geometry svg:viewBox="0 0 21600 21600" draw:type="rectangle" draw:enhanced-path="M 0 0 L 21600 0 21600 21600 0 21600 0 0 Z N"/>
        </draw:custom-shape>
        <draw:frame draw:style-name="gr4" draw:text-style-name="P12" xml:id="id6" draw:id="id6" draw:layer="layout" svg:width="5.997cm" svg:height="1.361cm" svg:x="12.9cm" svg:y="13.599cm">
          <draw:text-box>
            <text:p><text:span text:style-name="T21">declaration &amp; constructor</text:span></text:p>
            <text:p><text:span text:style-name="T21"><text:s text:c="8"/></text:span><text:span text:style-name="T21">(lexical scope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3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draw:style-name="gr3" draw:text-style-name="P13" draw:layer="layout" svg:width="23.495cm" svg:height="13.821cm" svg:x="2.275cm" svg:y="3.163cm">
          <draw:text-box>
            <text:p><text:span text:style-name="T12">class</text:span><text:span text:style-name="T19"> Rect </text:span><text:span text:style-name="T12">with</text:span></text:p>
            <text:p><text:span text:style-name="T19"><text:s text:c="4"/></text:span><text:span text:style-name="T19">&lt;...&gt;</text:span></text:p>
            <text:p><text:span text:style-name="T19"><text:s text:c="4"/></text:span><text:span text:style-name="T12">var</text:span><text:span text:style-name="T19"> _SDL_Rect <text:s text:c="5"/>r;</text:span></text:p>
            <text:p><text:span text:style-name="T19"><text:s text:c="4"/></text:span><text:span text:style-name="T12">var</text:span><text:span text:style-name="T19"> </text:span><text:span text:style-name="T12">int</text:span><text:span text:style-name="T19"> <text:s text:c="11"/>dt;</text:span></text:p>
            <text:p><text:span text:style-name="T19"><text:s text:c="4"/></text:span><text:span text:style-name="T12">var</text:span><text:span text:style-name="T19"> _SDL_Renderer* ren;</text:span></text:p>
            <text:p><text:span text:style-name="T12">do</text:span></text:p>
            <text:p><text:span text:style-name="T19"><text:s text:c="4"/></text:span><text:span text:style-name="T19">&lt;...&gt;</text:span></text:p>
            <text:p><text:span text:style-name="T12">end</text:span></text:p>
            <text:p><text:span text:style-name="T12"/></text:p>
            <text:p><text:span text:style-name="T12">par/or do</text:span></text:p>
            <text:p><text:span text:style-name="T19"><text:tab/></text:span><text:span text:style-name="T19">&lt;...&gt;</text:span></text:p>
            <text:p><text:span text:style-name="T12">with</text:span></text:p>
            <text:p><text:span text:style-name="T20"><text:s text:c="4"/></text:span><text:span text:style-name="T20">var int</text:span><text:span text:style-name="T22"> i = 1;</text:span></text:p>
            <text:p><text:span text:style-name="T20"><text:s text:c="4"/></text:span><text:span text:style-name="T20">var </text:span><text:span text:style-name="T22">Rect[20] rs </text:span><text:span text:style-name="T20">with</text:span></text:p>
            <text:p><text:span text:style-name="T22"><text:s text:c="8"/></text:span><text:span text:style-name="T22">this.r.y = 20 * i;</text:span></text:p>
            <text:p><text:span text:style-name="T22"><text:s text:c="8"/></text:span><text:span text:style-name="T22">this.dt <text:s/>= 10 + i;</text:span></text:p>
            <text:p><text:span text:style-name="T22"><text:s text:c="8"/></text:span><text:span text:style-name="T22">this.ren = ren;</text:span></text:p>
            <text:p><text:span text:style-name="T22"><text:s text:c="8"/></text:span><text:span text:style-name="T22">i = i + 1;</text:span></text:p>
            <text:p><text:span text:style-name="T20"><text:s text:c="4"/></text:span><text:span text:style-name="T20">end;</text:span></text:p>
            <text:p><text:span text:style-name="T12"><text:s text:c="4"/></text:span><text:span text:style-name="T12">await FOREVER;</text:span></text:p>
            <text:p><text:span text:style-name="T12">with</text:span></text:p>
            <text:p><text:span text:style-name="T12"><text:tab/></text:span><text:span text:style-name="T12">await</text:span><text:span text:style-name="T19"> SDL_QUIT;</text:span></text:p>
            <text:p><text:span text:style-name="T12">end</text:span></text:p>
          </draw:text-box>
        </draw:frame>
        <draw:frame draw:style-name="gr4" draw:text-style-name="P9" draw:layer="layout" svg:width="0.853cm" svg:height="0.962cm" svg:x="26.036cm" svg:y="19.685cm">
          <draw:text-box>
            <text:p><text:span text:style-name="T11">4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3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draw:style-name="gr3" draw:text-style-name="P13" draw:layer="layout" svg:width="23.495cm" svg:height="15.007cm" svg:x="2.275cm" svg:y="2.963cm">
          <draw:text-box>
            <text:p><text:span text:style-name="T12">class</text:span><text:span text:style-name="T19"> Rect </text:span><text:span text:style-name="T12">with</text:span></text:p>
            <text:p><text:span text:style-name="T19"><text:s text:c="4"/></text:span><text:span text:style-name="T19">&lt;...&gt;</text:span></text:p>
            <text:p><text:span text:style-name="T19"><text:s text:c="4"/></text:span><text:span text:style-name="T12">var</text:span><text:span text:style-name="T19"> _SDL_Rect <text:s text:c="5"/>r;</text:span></text:p>
            <text:p><text:span text:style-name="T19"><text:s text:c="4"/></text:span><text:span text:style-name="T12">var</text:span><text:span text:style-name="T19"> </text:span><text:span text:style-name="T12">int</text:span><text:span text:style-name="T19"> <text:s text:c="11"/>dt;</text:span></text:p>
            <text:p><text:span text:style-name="T19"><text:s text:c="4"/></text:span><text:span text:style-name="T12">var</text:span><text:span text:style-name="T19"> _SDL_Renderer* ren;</text:span></text:p>
            <text:p><text:span text:style-name="T12">do</text:span></text:p>
            <text:p><text:span text:style-name="T19"><text:s text:c="4"/></text:span><text:span text:style-name="T19">&lt;...&gt;</text:span></text:p>
            <text:p><text:span text:style-name="T12">end</text:span></text:p>
            <text:p><text:span text:style-name="T12"/></text:p>
            <text:p><text:span text:style-name="T12">par/or do</text:span></text:p>
            <text:p><text:span text:style-name="T19"><text:tab/></text:span><text:span text:style-name="T19">&lt;...&gt;</text:span></text:p>
            <text:p><text:span text:style-name="T12">with</text:span></text:p>
            <text:p><text:span text:style-name="T20"><text:tab/></text:span><text:span text:style-name="T20">loop do</text:span></text:p>
            <text:p><text:span text:style-name="T12"><text:tab/></text:span><text:span text:style-name="T12"><text:tab/></text:span><text:span text:style-name="T12">var int</text:span><text:span text:style-name="T19"> i = 1;</text:span></text:p>
            <text:p><text:span text:style-name="T12"><text:s text:c="4"/></text:span><text:span text:style-name="T12"><text:tab/></text:span><text:span text:style-name="T12"><text:tab/></text:span><text:span text:style-name="T12">var </text:span><text:span text:style-name="T19">Rect[20] rs </text:span><text:span text:style-name="T12">with</text:span></text:p>
            <text:p><text:span text:style-name="T19"><text:s text:c="8"/></text:span><text:span text:style-name="T19"><text:tab/></text:span><text:span text:style-name="T19"><text:tab/></text:span><text:span text:style-name="T19">this.r.y = 20 * i;</text:span></text:p>
            <text:p><text:span text:style-name="T19"><text:s text:c="8"/></text:span><text:span text:style-name="T19"><text:tab/></text:span><text:span text:style-name="T19"><text:tab/></text:span><text:span text:style-name="T19">this.dt <text:s/>= 10 + i;</text:span></text:p>
            <text:p><text:span text:style-name="T19"><text:s text:c="8"/></text:span><text:span text:style-name="T19"><text:tab/></text:span><text:span text:style-name="T19"><text:tab/></text:span><text:span text:style-name="T19">this.ren = ren;</text:span></text:p>
            <text:p><text:span text:style-name="T19"><text:s text:c="8"/></text:span><text:span text:style-name="T19"><text:tab/></text:span><text:span text:style-name="T19"><text:tab/></text:span><text:span text:style-name="T19">i = i + 1;</text:span></text:p>
            <text:p><text:span text:style-name="T12"><text:s text:c="4"/></text:span><text:span text:style-name="T12"><text:tab/></text:span><text:span text:style-name="T12"><text:tab/></text:span><text:span text:style-name="T12">end;</text:span></text:p>
            <text:p><text:span text:style-name="T20"><text:tab/></text:span><text:span text:style-name="T20"><text:tab/></text:span><text:span text:style-name="T20">await </text:span><text:span text:style-name="T22">SDL_MOUSEBUTTONDOWN;</text:span></text:p>
            <text:p><text:span text:style-name="T22"><text:tab/></text:span><text:span text:style-name="T20">end</text:span></text:p>
            <text:p><text:span text:style-name="T12">with</text:span></text:p>
            <text:p><text:span text:style-name="T12"><text:tab/></text:span><text:span text:style-name="T12">await</text:span><text:span text:style-name="T19"> SDL_QUIT;</text:span></text:p>
            <text:p><text:span text:style-name="T12">end</text:span></text:p>
          </draw:text-box>
        </draw:frame>
        <draw:frame draw:style-name="gr4" draw:text-style-name="P9" draw:layer="layout" svg:width="0.853cm" svg:height="0.962cm" svg:x="26.036cm" svg:y="19.685cm">
          <draw:text-box>
            <text:p><text:span text:style-name="T11">5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3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draw:style-name="gr3" draw:text-style-name="P13" draw:layer="layout" svg:width="23.495cm" svg:height="14.431cm" svg:x="2.275cm" svg:y="3.163cm">
          <draw:text-box>
            <text:p><text:span text:style-name="T12">class</text:span><text:span text:style-name="T19"> Rect </text:span><text:span text:style-name="T12">with</text:span></text:p>
            <text:p><text:span text:style-name="T19"><text:s text:c="4"/></text:span><text:span text:style-name="T19">&lt;...&gt;</text:span></text:p>
            <text:p><text:span text:style-name="T19"><text:s text:c="4"/></text:span><text:span text:style-name="T12">var</text:span><text:span text:style-name="T19"> _SDL_Rect <text:s text:c="5"/>r;</text:span></text:p>
            <text:p><text:span text:style-name="T19"><text:s text:c="4"/></text:span><text:span text:style-name="T12">var</text:span><text:span text:style-name="T19"> </text:span><text:span text:style-name="T12">int</text:span><text:span text:style-name="T19"> <text:s text:c="11"/>dt;</text:span></text:p>
            <text:p><text:span text:style-name="T19"><text:s text:c="4"/></text:span><text:span text:style-name="T12">var</text:span><text:span text:style-name="T19"> _SDL_Renderer* ren;</text:span></text:p>
            <text:p><text:span text:style-name="T12">do</text:span></text:p>
            <text:p><text:span text:style-name="T19"><text:s text:c="4"/></text:span><text:span text:style-name="T19">&lt;...&gt;</text:span></text:p>
            <text:p><text:span text:style-name="T12">end</text:span></text:p>
            <text:p><text:span text:style-name="T12"/></text:p>
            <text:p><text:span text:style-name="T12">par/or do</text:span></text:p>
            <text:p><text:span text:style-name="T19"><text:tab/></text:span><text:span text:style-name="T19">&lt;...&gt;</text:span></text:p>
            <text:p><text:span text:style-name="T12">with</text:span></text:p>
            <text:p><text:span text:style-name="T20"><text:tab/></text:span><text:span text:style-name="T20">do</text:span></text:p>
            <text:p><text:span text:style-name="T20"><text:tab/></text:span><text:span text:style-name="T20"> <text:s text:c="3"/></text:span><text:span text:style-name="T20"><text:tab/></text:span><text:span text:style-name="T20">every </text:span><text:span text:style-name="T22">1s</text:span><text:span text:style-name="T20"> do</text:span></text:p>
            <text:p><text:span text:style-name="T20"><text:tab/></text:span><text:span text:style-name="T20"><text:tab/></text:span><text:span text:style-name="T20"><text:tab/></text:span><text:span text:style-name="T20">spawn </text:span><text:span text:style-name="T22">Rect </text:span><text:span text:style-name="T20">with</text:span></text:p>
            <text:p><text:span text:style-name="T22"><text:tab/></text:span><text:span text:style-name="T22"><text:tab/></text:span><text:span text:style-name="T22"><text:tab/></text:span><text:span text:style-name="T22"><text:tab/></text:span><text:span text:style-name="T22">this.r.y = 20 + _rand()%400;</text:span></text:p>
            <text:p><text:span text:style-name="T22"><text:s text:c="4"/></text:span><text:span text:style-name="T22"><text:tab/></text:span><text:span text:style-name="T22"><text:tab/></text:span><text:span text:style-name="T22"><text:tab/></text:span><text:span text:style-name="T22"><text:tab/></text:span><text:span text:style-name="T22">this.dt <text:s/>= 10 + _rand()%10;</text:span></text:p>
            <text:p><text:span text:style-name="T22"><text:s text:c="12"/></text:span><text:span text:style-name="T22"><text:tab/></text:span><text:span text:style-name="T22"><text:tab/></text:span><text:span text:style-name="T22">this.ren = ren;</text:span></text:p>
            <text:p><text:span text:style-name="T20"><text:s text:c="4"/></text:span><text:span text:style-name="T20"><text:tab/></text:span><text:span text:style-name="T20"><text:tab/></text:span><text:span text:style-name="T20"><text:tab/></text:span><text:span text:style-name="T20">end;</text:span></text:p>
            <text:p><text:span text:style-name="T20"><text:tab/></text:span><text:span text:style-name="T20"><text:tab/></text:span><text:span text:style-name="T20">end</text:span></text:p>
            <text:p><text:span text:style-name="T22"><text:tab/></text:span><text:span text:style-name="T20">end</text:span></text:p>
            <text:p><text:span text:style-name="T12">with</text:span></text:p>
            <text:p><text:span text:style-name="T12"><text:tab/></text:span><text:span text:style-name="T12">await</text:span><text:span text:style-name="T19"> SDL_QUIT;</text:span></text:p>
            <text:p><text:span text:style-name="T12">end</text:span></text:p>
          </draw:text-box>
        </draw:frame>
        <draw:frame draw:style-name="gr4" draw:text-style-name="P9" draw:layer="layout" svg:width="0.853cm" svg:height="0.962cm" svg:x="26.036cm" svg:y="19.685cm">
          <draw:text-box>
            <text:p><text:span text:style-name="T11">6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3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draw:style-name="gr3" draw:text-style-name="P13" draw:layer="layout" svg:width="23.495cm" svg:height="19.175cm" svg:x="2.275cm" svg:y="0.863cm">
          <draw:text-box>
            <text:p><text:span text:style-name="T12">class</text:span><text:span text:style-name="T19"> Rect </text:span><text:span text:style-name="T12">with</text:span></text:p>
            <text:p><text:span text:style-name="T19"><text:s text:c="4"/></text:span><text:span text:style-name="T19">&lt;...&gt;</text:span></text:p>
            <text:p><text:span text:style-name="T19"><text:s text:c="4"/></text:span><text:span text:style-name="T12">var</text:span><text:span text:style-name="T19"> _SDL_Rect <text:s text:c="5"/>r;</text:span></text:p>
            <text:p><text:span text:style-name="T19"><text:s text:c="4"/></text:span><text:span text:style-name="T12">var</text:span><text:span text:style-name="T19"> </text:span><text:span text:style-name="T12">int</text:span><text:span text:style-name="T19"> <text:s text:c="11"/>dt;</text:span></text:p>
            <text:p><text:span text:style-name="T19"><text:s text:c="4"/></text:span><text:span text:style-name="T12">var</text:span><text:span text:style-name="T19"> _SDL_Renderer* ren;</text:span></text:p>
            <text:p><text:span text:style-name="T12">do</text:span></text:p>
            <text:p><text:span text:style-name="T19"><text:s text:c="4"/></text:span><text:span text:style-name="T19">&lt;...&gt;</text:span></text:p>
            <text:p><text:span text:style-name="T20"><text:s text:c="4"/></text:span><text:span text:style-name="T20">par/and do</text:span></text:p>
            <text:p><text:span text:style-name="T20"><text:s text:c="8"/></text:span><text:span text:style-name="T20">every </text:span><text:span text:style-name="T22">(this.dt)ms </text:span><text:span text:style-name="T20">do</text:span></text:p>
            <text:p><text:span text:style-name="T22"><text:s text:c="12"/></text:span><text:span text:style-name="T22">r.x = r.x + 1;</text:span></text:p>
            <text:p><text:span text:style-name="T22"><text:s text:c="12"/></text:span><text:span text:style-name="T20">if</text:span><text:span text:style-name="T22"> r.x &gt;= 500 </text:span><text:span text:style-name="T20">then</text:span></text:p>
            <text:p><text:span text:style-name="T20"><text:tab/></text:span><text:span text:style-name="T20"><text:tab/></text:span><text:span text:style-name="T20"><text:tab/></text:span><text:span text:style-name="T20"> <text:s text:c="2"/></text:span><text:span text:style-name="T20">break;</text:span></text:p>
            <text:p><text:span text:style-name="T20"><text:tab/></text:span><text:span text:style-name="T20"><text:tab/></text:span><text:span text:style-name="T20"> <text:s text:c="3"/></text:span><text:span text:style-name="T20">end</text:span></text:p>
            <text:p><text:span text:style-name="T20"><text:s text:c="8"/></text:span><text:span text:style-name="T20">end</text:span></text:p>
            <text:p><text:span text:style-name="T20"><text:s text:c="4"/></text:span><text:span text:style-name="T20">with</text:span></text:p>
            <text:p><text:span text:style-name="T12"><text:s text:c="8"/></text:span><text:span text:style-name="T12">every</text:span><text:span text:style-name="T19"> SDL_REDRAW </text:span><text:span text:style-name="T12">do</text:span></text:p>
            <text:p><text:span text:style-name="T19"><text:s text:c="12"/></text:span><text:span text:style-name="T19">_SDL_SetRenderDrawColor(ren, 0xFF,0xFF,0xFF, 0);</text:span></text:p>
            <text:p><text:span text:style-name="T19"><text:s text:c="12"/></text:span><text:span text:style-name="T19">_SDL_RenderFillRect(ren, &amp;r);</text:span></text:p>
            <text:p><text:span text:style-name="T12"><text:s text:c="8"/></text:span><text:span text:style-name="T12">end</text:span></text:p>
            <text:p><text:span text:style-name="T20"><text:s text:c="4"/></text:span><text:span text:style-name="T20">end</text:span></text:p>
            <text:p><text:span text:style-name="T12">end</text:span></text:p>
            <text:p><text:span text:style-name="T12"/></text:p>
            <text:p><text:span text:style-name="T12">par/or do</text:span></text:p>
            <text:p><text:span text:style-name="T19"><text:tab/></text:span><text:span text:style-name="T19">&lt;...&gt;</text:span></text:p>
            <text:p><text:span text:style-name="T12">with</text:span></text:p>
            <text:p><text:span text:style-name="T12"><text:tab/></text:span><text:span text:style-name="T12">&lt;...&gt;</text:span></text:p>
            <text:p><text:span text:style-name="T12"><text:tab/></text:span><text:span text:style-name="T12"><text:tab/></text:span><text:span text:style-name="T12"><text:tab/></text:span><text:span text:style-name="T12">spawn </text:span><text:span text:style-name="T19">Rect </text:span><text:span text:style-name="T12">with</text:span></text:p>
            <text:p><text:span text:style-name="T12"><text:tab/></text:span><text:span text:style-name="T12"><text:tab/></text:span><text:span text:style-name="T12"><text:tab/></text:span><text:span text:style-name="T12"><text:tab/></text:span><text:span text:style-name="T12">&lt;...&gt;</text:span></text:p>
            <text:p><text:span text:style-name="T12"><text:tab/></text:span><text:span text:style-name="T12"><text:tab/></text:span><text:span text:style-name="T12"><text:tab/></text:span><text:span text:style-name="T12">end;</text:span></text:p>
            <text:p><text:span text:style-name="T12">with</text:span></text:p>
            <text:p><text:span text:style-name="T12"><text:tab/></text:span><text:span text:style-name="T12">await</text:span><text:span text:style-name="T19"> SDL_QUIT;</text:span></text:p>
            <text:p><text:span text:style-name="T12">end</text:span></text:p>
          </draw:text-box>
        </draw:frame>
        <draw:frame draw:style-name="gr4" draw:text-style-name="P9" draw:layer="layout" svg:width="0.853cm" svg:height="0.962cm" svg:x="26.036cm" svg:y="19.685cm">
          <draw:text-box>
            <text:p><text:span text:style-name="T11">7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3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draw:style-name="gr3" draw:text-style-name="P13" draw:layer="layout" svg:width="23.495cm" svg:height="19.175cm" svg:x="2.275cm" svg:y="0.863cm">
          <draw:text-box>
            <text:p><text:span text:style-name="T12">class</text:span><text:span text:style-name="T19"> Rect </text:span><text:span text:style-name="T12">with</text:span></text:p>
            <text:p><text:span text:style-name="T19"><text:s text:c="4"/></text:span><text:span text:style-name="T19">&lt;...&gt;</text:span></text:p>
            <text:p><text:span text:style-name="T19"><text:s text:c="4"/></text:span><text:span text:style-name="T12">var</text:span><text:span text:style-name="T19"> _SDL_Rect <text:s text:c="5"/>r;</text:span></text:p>
            <text:p><text:span text:style-name="T19"><text:s text:c="4"/></text:span><text:span text:style-name="T12">var</text:span><text:span text:style-name="T19"> </text:span><text:span text:style-name="T12">int</text:span><text:span text:style-name="T19"> <text:s text:c="11"/>dt;</text:span></text:p>
            <text:p><text:span text:style-name="T19"><text:s text:c="4"/></text:span><text:span text:style-name="T12">var</text:span><text:span text:style-name="T19"> _SDL_Renderer* ren;</text:span></text:p>
            <text:p><text:span text:style-name="T12">do</text:span></text:p>
            <text:p><text:span text:style-name="T19"><text:s text:c="4"/></text:span><text:span text:style-name="T19">&lt;...&gt;</text:span></text:p>
            <text:p><text:span text:style-name="T20"><text:s text:c="4"/></text:span><text:span text:style-name="T20">par/or do</text:span></text:p>
            <text:p><text:span text:style-name="T20"><text:s text:c="8"/></text:span><text:span text:style-name="T20">every </text:span><text:span text:style-name="T22">(this.dt)ms </text:span><text:span text:style-name="T20">do</text:span></text:p>
            <text:p><text:span text:style-name="T22"><text:s text:c="12"/></text:span><text:span text:style-name="T22">r.x = r.x + 1;</text:span></text:p>
            <text:p><text:span text:style-name="T22"><text:s text:c="12"/></text:span><text:span text:style-name="T20">if</text:span><text:span text:style-name="T22"> r.x &gt;= 500 </text:span><text:span text:style-name="T20">then</text:span></text:p>
            <text:p><text:span text:style-name="T20"><text:tab/></text:span><text:span text:style-name="T20"><text:tab/></text:span><text:span text:style-name="T20"><text:tab/></text:span><text:span text:style-name="T20"> <text:s text:c="2"/></text:span><text:span text:style-name="T20">break;</text:span></text:p>
            <text:p><text:span text:style-name="T20"><text:tab/></text:span><text:span text:style-name="T20"><text:tab/></text:span><text:span text:style-name="T20"> <text:s text:c="3"/></text:span><text:span text:style-name="T20">end</text:span></text:p>
            <text:p><text:span text:style-name="T20"><text:s text:c="8"/></text:span><text:span text:style-name="T20">end</text:span></text:p>
            <text:p><text:span text:style-name="T20"><text:s text:c="4"/></text:span><text:span text:style-name="T20">with</text:span></text:p>
            <text:p><text:span text:style-name="T12"><text:s text:c="8"/></text:span><text:span text:style-name="T12">every</text:span><text:span text:style-name="T19"> SDL_REDRAW </text:span><text:span text:style-name="T12">do</text:span></text:p>
            <text:p><text:span text:style-name="T19"><text:s text:c="12"/></text:span><text:span text:style-name="T19">_SDL_SetRenderDrawColor(ren, 0xFF,0xFF,0xFF, 0);</text:span></text:p>
            <text:p><text:span text:style-name="T19"><text:s text:c="12"/></text:span><text:span text:style-name="T19">_SDL_RenderFillRect(ren, &amp;r);</text:span></text:p>
            <text:p><text:span text:style-name="T12"><text:s text:c="8"/></text:span><text:span text:style-name="T12">end</text:span></text:p>
            <text:p><text:span text:style-name="T20"><text:s text:c="4"/></text:span><text:span text:style-name="T20">end</text:span></text:p>
            <text:p><text:span text:style-name="T12">end</text:span></text:p>
            <text:p><text:span text:style-name="T12"/></text:p>
            <text:p><text:span text:style-name="T12">par/or do</text:span></text:p>
            <text:p><text:span text:style-name="T19"><text:tab/></text:span><text:span text:style-name="T19">&lt;...&gt;</text:span></text:p>
            <text:p><text:span text:style-name="T12">with</text:span></text:p>
            <text:p><text:span text:style-name="T12"><text:tab/></text:span><text:span text:style-name="T12">&lt;...&gt;</text:span></text:p>
            <text:p><text:span text:style-name="T12"><text:tab/></text:span><text:span text:style-name="T12"><text:tab/></text:span><text:span text:style-name="T12"><text:tab/></text:span><text:span text:style-name="T12">spawn </text:span><text:span text:style-name="T19">Rect </text:span><text:span text:style-name="T12">with</text:span></text:p>
            <text:p><text:span text:style-name="T12"><text:tab/></text:span><text:span text:style-name="T12"><text:tab/></text:span><text:span text:style-name="T12"><text:tab/></text:span><text:span text:style-name="T12"><text:tab/></text:span><text:span text:style-name="T12">&lt;...&gt;</text:span></text:p>
            <text:p><text:span text:style-name="T12"><text:tab/></text:span><text:span text:style-name="T12"><text:tab/></text:span><text:span text:style-name="T12"><text:tab/></text:span><text:span text:style-name="T12">end;</text:span></text:p>
            <text:p><text:span text:style-name="T12">with</text:span></text:p>
            <text:p><text:span text:style-name="T12"><text:tab/></text:span><text:span text:style-name="T12">await</text:span><text:span text:style-name="T19"> SDL_QUIT;</text:span></text:p>
            <text:p><text:span text:style-name="T12">end</text:span></text:p>
          </draw:text-box>
        </draw:frame>
        <draw:frame draw:style-name="gr4" draw:text-style-name="P9" draw:layer="layout" svg:width="0.853cm" svg:height="0.962cm" svg:x="26.036cm" svg:y="19.685cm">
          <draw:text-box>
            <text:p><text:span text:style-name="T11">7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3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draw:style-name="gr3" draw:text-style-name="P13" draw:layer="layout" svg:width="23.495cm" svg:height="17.989cm" svg:x="2.275cm" svg:y="1.463cm">
          <draw:text-box>
            <text:p><text:span text:style-name="T12">class</text:span><text:span text:style-name="T19"> Rect </text:span><text:span text:style-name="T12">with</text:span></text:p>
            <text:p><text:span text:style-name="T19"><text:s text:c="4"/></text:span><text:span text:style-name="T19">&lt;...&gt;</text:span></text:p>
            <text:p><text:span text:style-name="T19"><text:s text:c="4"/></text:span><text:span text:style-name="T12">var</text:span><text:span text:style-name="T19"> _SDL_Rect <text:s text:c="5"/>r;</text:span></text:p>
            <text:p><text:span text:style-name="T19"><text:s text:c="4"/></text:span><text:span text:style-name="T12">var</text:span><text:span text:style-name="T19"> </text:span><text:span text:style-name="T12">int</text:span><text:span text:style-name="T19"> <text:s text:c="11"/>dt;</text:span></text:p>
            <text:p><text:span text:style-name="T19"><text:s text:c="4"/></text:span><text:span text:style-name="T12">var</text:span><text:span text:style-name="T19"> _SDL_Renderer* ren;</text:span></text:p>
            <text:p><text:span text:style-name="T12">do</text:span></text:p>
            <text:p><text:span text:style-name="T19"><text:s text:c="4"/></text:span><text:span text:style-name="T19">&lt;...&gt;</text:span></text:p>
            <text:p><text:span text:style-name="T12">end</text:span></text:p>
            <text:p><text:span text:style-name="T12"/></text:p>
            <text:p><text:span text:style-name="T12">par/or do</text:span></text:p>
            <text:p><text:span text:style-name="T19"><text:tab/></text:span><text:span text:style-name="T19">&lt;...&gt;</text:span></text:p>
            <text:p><text:span text:style-name="T12">with</text:span></text:p>
            <text:p><text:span text:style-name="T20"><text:tab/></text:span><text:span text:style-name="T20">loop do</text:span></text:p>
            <text:p><text:span text:style-name="T20"><text:tab/></text:span><text:span text:style-name="T20"><text:tab/></text:span><text:span text:style-name="T20">par/or do</text:span></text:p>
            <text:p><text:span text:style-name="T12"><text:tab/></text:span><text:span text:style-name="T12"><text:tab/></text:span><text:span text:style-name="T12"><text:tab/></text:span><text:span text:style-name="T12">do</text:span></text:p>
            <text:p><text:span text:style-name="T12"><text:s text:c="4"/></text:span><text:span text:style-name="T12"><text:tab/></text:span><text:span text:style-name="T12"><text:tab/></text:span><text:span text:style-name="T12"><text:tab/></text:span><text:span text:style-name="T12"> <text:s text:c="3"/></text:span><text:span text:style-name="T12"><text:tab/></text:span><text:span text:style-name="T12">every </text:span><text:span text:style-name="T19">1s</text:span><text:span text:style-name="T12"> do</text:span></text:p>
            <text:p><text:span text:style-name="T12"><text:s text:c="4"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spawn </text:span><text:span text:style-name="T19">Rect </text:span><text:span text:style-name="T12">with</text:span></text:p>
            <text:p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this.r.y = 20 + _rand()%400;</text:span></text:p>
            <text:p><text:span text:style-name="T19"><text:s text:c="12"/></text:span><text:span text:style-name="T19"><text:tab/></text:span><text:span text:style-name="T19"><text:tab/></text:span><text:span text:style-name="T19"><text:tab/></text:span><text:span text:style-name="T19"><text:tab/></text:span><text:span text:style-name="T19">this.dt <text:s/>= 10 + _rand()%10;</text:span></text:p>
            <text:p><text:span text:style-name="T19"><text:tab/></text:span><text:span text:style-name="T19"><text:tab/></text:span><text:span text:style-name="T19"> <text:s text:c="11"/></text:span><text:span text:style-name="T19"><text:tab/></text:span><text:span text:style-name="T19"><text:tab/></text:span><text:span text:style-name="T19">this.ren = ren;</text:span></text:p>
            <text:p><text:span text:style-name="T12"><text:tab/></text:span><text:span text:style-name="T12"><text:tab/></text:span><text:span text:style-name="T12"> <text:s text:c="3"/></text:span><text:span text:style-name="T12"><text:tab/></text:span><text:span text:style-name="T12"><text:tab/></text:span><text:span text:style-name="T12"><text:tab/></text:span><text:span text:style-name="T12">end;</text:span></text:p>
            <text:p><text:span text:style-name="T12"><text:tab/></text:span><text:span text:style-name="T12"><text:tab/></text:span><text:span text:style-name="T12"><text:tab/></text:span><text:span text:style-name="T12"><text:tab/></text:span><text:span text:style-name="T12">end</text:span></text:p>
            <text:p><text:span text:style-name="T19"><text:tab/></text:span><text:span text:style-name="T19"><text:tab/></text:span><text:span text:style-name="T19"><text:tab/></text:span><text:span text:style-name="T12">end</text:span></text:p>
            <text:p><text:span text:style-name="T20"><text:tab/></text:span><text:span text:style-name="T20"><text:tab/></text:span><text:span text:style-name="T20">with</text:span></text:p>
            <text:p><text:span text:style-name="T20"><text:tab/></text:span><text:span text:style-name="T20"><text:tab/></text:span><text:span text:style-name="T20"><text:tab/></text:span><text:span text:style-name="T20">await </text:span><text:span text:style-name="T22">SDL_MOUSEBUTTONDOWN;</text:span></text:p>
            <text:p><text:span text:style-name="T20"><text:tab/></text:span><text:span text:style-name="T20"><text:tab/></text:span><text:span text:style-name="T20">end</text:span></text:p>
            <text:p><text:span text:style-name="T20"><text:tab/></text:span><text:span text:style-name="T20">end</text:span></text:p>
            <text:p><text:span text:style-name="T12">with</text:span></text:p>
            <text:p><text:span text:style-name="T12"><text:tab/></text:span><text:span text:style-name="T12">await</text:span><text:span text:style-name="T19"> SDL_QUIT;</text:span></text:p>
            <text:p><text:span text:style-name="T12">end</text:span></text:p>
          </draw:text-box>
        </draw:frame>
        <draw:frame draw:style-name="gr4" draw:text-style-name="P9" draw:layer="layout" svg:width="0.853cm" svg:height="0.962cm" svg:x="26.036cm" svg:y="19.685cm">
          <draw:text-box>
            <text:p><text:span text:style-name="T11">8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3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emory Management in Céu</text:p>
          </draw:text-box>
        </draw:frame>
        <draw:frame presentation:style-name="pr7" draw:text-style-name="P14" draw:layer="layout" svg:width="25.199cm" svg:height="12.373cm" svg:x="1.402cm" svg:y="5.547cm" presentation:class="outline" presentation:user-transformed="true">
          <draw:text-box>
            <text:list text:style-name="L2">
              <text:list-item>
                <text:p><text:span text:style-name="T23">Object creation</text:span></text:p>
              </text:list-item>
              <text:list-item>
                <text:p><text:span text:style-name="T23">Object access (referencing)</text:span></text:p>
              </text:list-item>
              <text:list-item>
                <text:p><text:span text:style-name="T23">Object duration</text:span></text:p>
                <text:p><text:span text:style-name="T23"/></text:p>
              </text:list-item>
              <text:list-item>
                <text:p><text:span text:style-name="T23">Memory pools</text:span></text:p>
              </text:list-item>
              <text:list-item>
                <text:p><text:span text:style-name="T23">Weak references</text:span></text:p>
                <text:p><text:span text:style-name="T23"/></text:p>
              </text:list-item>
              <text:list-item>
                <text:p><text:span text:style-name="T23">Use cases (why it all matters?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3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7" draw:text-style-name="P14" draw:layer="layout" svg:width="25.199cm" svg:height="10.549cm" svg:x="1.401cm" svg:y="1.846cm" presentation:class="outline" presentation:user-transformed="true">
          <draw:text-box>
            <text:list text:style-name="L2">
              <text:list-item>
                <text:p><text:span text:style-name="T24">Object creation:</text:span></text:p>
                <text:list>
                  <text:list-item>
                    <text:p><text:span text:style-name="T25">Always associated with a lexical scope.</text:span></text:p>
                  </text:list-item>
                  <text:list-item>
                    <text:p><text:span text:style-name="T26">Static</text:span><text:span text:style-name="T25"> (declaration) or </text:span><text:span text:style-name="T26">dynamic</text:span><text:span text:style-name="T25"> (on demand).</text:span></text:p>
                  </text:list-item>
                  <text:list-item>
                    <text:p><text:span text:style-name="T25">Three forms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27"><text:s/></text:span><text:span text:style-name="T28">var</text:span><text:span text:style-name="T27"> T id; <text:s text:c="10"/></text:span><text:span text:style-name="T29"><text:s/></text:span><text:span text:style-name="T27">(</text:span><text:span text:style-name="T30">static</text:span><text:span text:style-name="T31">, scope of the declaration)</text:span></text:p>
                      </text:list-item>
                      <text:list-item>
                        <text:p><text:span text:style-name="T27"><text:s/></text:span><text:span text:style-name="T28">spawn</text:span><text:span text:style-name="T27"> T </text:span><text:span text:style-name="T28">in</text:span><text:span text:style-name="T27"> pool; <text:s text:c="3"/></text:span><text:span text:style-name="T29"><text:s/></text:span><text:span text:style-name="T27">(</text:span><text:span text:style-name="T30">dinamic</text:span><text:span text:style-name="T31">, scope of &lt;pool&gt;)</text:span></text:p>
                      </text:list-item>
                      <text:list-item>
                        <text:p><text:span text:style-name="T27"><text:s/></text:span><text:span text:style-name="T27">wref = </text:span><text:span text:style-name="T28">new</text:span><text:span text:style-name="T27"> T </text:span><text:span text:style-name="T28">in</text:span><text:span text:style-name="T27"> pool;</text:span><text:span text:style-name="T29"> </text:span><text:span text:style-name="T27">(</text:span><text:span text:style-name="T30">dinamic</text:span><text:span text:style-name="T31">, scope of &lt;pool&gt;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3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8" draw:text-style-name="P14" draw:layer="layout" svg:width="25.199cm" svg:height="11.98cm" svg:x="1.401cm" svg:y="1.846cm" presentation:class="outline" presentation:user-transformed="true">
          <draw:text-box>
            <text:list text:style-name="L2">
              <text:list-item>
                <text:p><text:span text:style-name="T24">Object referencing:</text:span></text:p>
                <text:list>
                  <text:list-item>
                    <text:p><text:span text:style-name="T25">Strong references (unique per object):</text:span></text:p>
                    <text:list>
                      <text:list-item>
                        <text:p><text:span text:style-name="T30">static</text:span><text:span text:style-name="T31">: <text:s text:c="7"/></text:span><text:span text:style-name="T27">id</text:span></text:p>
                      </text:list-item>
                      <text:list-item>
                        <text:p><text:span text:style-name="T30">dynamic</text:span><text:span text:style-name="T31">: <text:s text:c="2"/></text:span><text:span text:style-name="T32">anonymous</text:span></text:p>
                      </text:list-item>
                    </text:list>
                  </text:list-item>
                  <text:list-item>
                    <text:p><text:span text:style-name="T25">Week references (always pointers):</text:span></text:p>
                    <text:list>
                      <text:list-item>
                        <text:p><text:span text:style-name="T30">static</text:span><text:span text:style-name="T31">: <text:s text:c="7"/></text:span><text:span text:style-name="T27">&amp;id</text:span></text:p>
                      </text:list-item>
                      <text:list-item>
                        <text:p><text:span text:style-name="T30">dynamic</text:span><text:span text:style-name="T31">: <text:s text:c="2"/></text:span><text:span text:style-name="T33">ref=new T</text:span><text:span text:style-name="T34"> <text:s/>or </text:span><text:span text:style-name="T35">iterators</text:span></text:p>
                      </text:list-item>
                    </text:list>
                  </text:list-item>
                </text:list>
              </text:list-item>
            </text:list>
            <text:p><text:span text:style-name="T33"><text:s text:c="38"/></text:span><text:span text:style-name="T33">loop (T*)t in pool do</text:span></text:p>
            <text:p><text:span text:style-name="T33"><text:s text:c="42"/></text:span><text:span text:style-name="T33">&lt;use t&gt;</text:span></text:p>
            <text:p><text:span text:style-name="T33"><text:s text:c="38"/></text:span><text:span text:style-name="T33">end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3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8" draw:text-style-name="P14" draw:layer="layout" svg:width="25.199cm" svg:height="18.8cm" svg:x="1.401cm" svg:y="1.846cm" presentation:class="outline" presentation:user-transformed="true">
          <draw:text-box>
            <text:list text:style-name="L2">
              <text:list-item>
                <text:p><text:span text:style-name="T24">Object referencing:</text:span></text:p>
                <text:list>
                  <text:list-item>
                    <text:p><text:span text:style-name="T36">Self (strong) reference:</text:span></text:p>
                    <text:list>
                      <text:list-item>
                        <text:p><text:span text:style-name="T37">static/dynamic</text:span><text:span text:style-name="T38">:</text:span><text:span text:style-name="T37"> <text:s text:c="3"/></text:span><text:span text:style-name="T39">this</text:span></text:p>
                      </text:list-item>
                    </text:list>
                  </text:list-item>
                  <text:list-item>
                    <text:p><text:span text:style-name="T36">Call by (strong) reference:</text:span></text:p>
                    <text:list>
                      <text:list-item>
                        <text:p><text:span text:style-name="T37">function</text:span><text:span text:style-name="T38">:</text:span></text:p>
                        <text:p><text:span text:style-name="T40"><text:s text:c="5"/></text:span><text:span text:style-name="T40">function</text:span><text:span text:style-name="T41"> (</text:span><text:span text:style-name="T40">var</text:span><text:span text:style-name="T41"> T&amp; r)=&gt;</text:span><text:span text:style-name="T40">void</text:span><text:span text:style-name="T41"> f </text:span><text:span text:style-name="T40">do</text:span></text:p>
                        <text:p><text:span text:style-name="T41"><text:s text:c="9"/></text:span><text:span text:style-name="T41">&lt;use r&gt;</text:span></text:p>
                        <text:p><text:span text:style-name="T41"><text:s text:c="5"/></text:span><text:span text:style-name="T40">end</text:span></text:p>
                        <text:p><text:span text:style-name="T41"><text:s text:c="5"/></text:span><text:span text:style-name="T40">var</text:span><text:span text:style-name="T41"> T t;</text:span></text:p>
                        <text:p><text:span text:style-name="T41"><text:s text:c="5"/></text:span><text:span text:style-name="T41">f(t);</text:span></text:p>
                      </text:list-item>
                      <text:list-item>
                        <text:p><text:span text:style-name="T37">constructor</text:span><text:span text:style-name="T38">:</text:span></text:p>
                        <text:p><text:span text:style-name="T40"><text:s text:c="5"/></text:span><text:span text:style-name="T40">class</text:span><text:span text:style-name="T41"> U </text:span><text:span text:style-name="T40">with</text:span></text:p>
                        <text:p><text:span text:style-name="T41"><text:s text:c="9"/></text:span><text:span text:style-name="T40">var</text:span><text:span text:style-name="T41"> T&amp; t;</text:span></text:p>
                        <text:p><text:span text:style-name="T41"><text:s text:c="5"/></text:span><text:span text:style-name="T40">do</text:span></text:p>
                        <text:p><text:span text:style-name="T41"><text:s text:c="9"/></text:span><text:span text:style-name="T41">&lt;use t&gt;</text:span></text:p>
                        <text:p><text:span text:style-name="T41"><text:s text:c="5"/></text:span><text:span text:style-name="T40">end</text:span></text:p>
                        <text:p><text:span text:style-name="T41"><text:s text:c="5"/></text:span><text:span text:style-name="T40">var</text:span><text:span text:style-name="T41"> U u </text:span><text:span text:style-name="T40">with</text:span></text:p>
                        <text:p><text:span text:style-name="T41"><text:s text:c="9"/></text:span><text:span text:style-name="T41">_.t = </text:span><text:span text:style-name="T40">this</text:span><text:span text:style-name="T41">;</text:span></text:p>
                        <text:p><text:span text:style-name="T41"><text:s text:c="5"/></text:span><text:span text:style-name="T40">en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3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presentation:style-name="pr8" draw:text-style-name="P14" draw:layer="layout" svg:width="25.199cm" svg:height="11.819cm" svg:x="1.401cm" svg:y="1.846cm" presentation:class="outline" presentation:user-transformed="true">
          <draw:text-box>
            <text:list text:style-name="L2">
              <text:list-item>
                <text:p><text:span text:style-name="T24">Object duration:</text:span></text:p>
                <text:list>
                  <text:list-item>
                    <text:p><text:span text:style-name="T25">Regards the body and all references to the object.</text:span></text:p>
                  </text:list-item>
                  <text:list-item>
                    <text:p><text:span text:style-name="T26">static</text:span><text:span text:style-name="T25">:</text:span></text:p>
                    <text:list>
                      <text:list-item>
                        <text:p><text:span text:style-name="T31">lexical scope (immediate reclamation)</text:span></text:p>
                      </text:list-item>
                    </text:list>
                  </text:list-item>
                  <text:list-item>
                    <text:p><text:span text:style-name="T26">dinamic</text:span><text:span text:style-name="T25">:</text:span></text:p>
                    <text:list>
                      <text:list-item>
                        <text:p><text:span text:style-name="T31">lexical scope (immediate reclamation) or</text:span></text:p>
                        <text:p><text:span text:style-name="T31"><text:s/></text:span><text:span text:style-name="T31">body termination (delayed reclamation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3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2T1">
        <office:forms form:automatic-focus="false" form:apply-design-mode="false"/>
        <draw:frame presentation:style-name="pr8" draw:text-style-name="P14" draw:layer="layout" svg:width="25.199cm" svg:height="11.819cm" svg:x="1.401cm" svg:y="1.846cm" presentation:class="outline" presentation:user-transformed="true">
          <draw:text-box>
            <text:list text:style-name="L2">
              <text:list-item>
                <text:p><text:span text:style-name="T24">Memory pools:</text:span></text:p>
                <text:list>
                  <text:list-item>
                    <text:p><text:span text:style-name="T25">Also have lexical scope.</text:span></text:p>
                  </text:list-item>
                  <text:list-item>
                    <text:p><text:span text:style-name="T42">pool</text:span><text:span text:style-name="T43"> T </text:span><text:span text:style-name="T42">[</text:span><text:span text:style-name="T43">N</text:span><text:span text:style-name="T42">]</text:span><text:span text:style-name="T43"> ts;</text:span></text:p>
                    <text:list>
                      <text:list-item>
                        <text:p><text:span text:style-name="T43">ts</text:span><text:span text:style-name="T25"> holds at most N instances of class T</text:span></text:p>
                      </text:list-item>
                    </text:list>
                  </text:list-item>
                  <text:list-item>
                    <text:p><text:span text:style-name="T42">pool</text:span><text:span text:style-name="T43"> T </text:span><text:span text:style-name="T42">[]</text:span><text:span text:style-name="T43"> <text:s/>ts;</text:span></text:p>
                    <text:list>
                      <text:list-item>
                        <text:p><text:span text:style-name="T44">if N is omitted, instances live in the heap</text:span></text:p>
                      </text:list-item>
                    </text:list>
                  </text:list-item>
                  <text:list-item>
                    <text:p><text:span text:style-name="T42">pool</text:span><text:span text:style-name="T43"> I </text:span><text:span text:style-name="T42">[</text:span><text:span text:style-name="T43">N</text:span><text:span text:style-name="T42">]</text:span><text:span text:style-name="T43"> is;</text:span></text:p>
                    <text:list>
                      <text:list-item>
                        <text:p><text:span text:style-name="T25">for interfaces, N is the memory in byt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3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2T1">
        <office:forms form:automatic-focus="false" form:apply-design-mode="false"/>
        <draw:frame presentation:style-name="pr8" draw:text-style-name="P14" draw:layer="layout" svg:width="25.199cm" svg:height="11.819cm" svg:x="1.401cm" svg:y="1.846cm" presentation:class="outline" presentation:user-transformed="true">
          <draw:text-box>
            <text:list text:style-name="L2">
              <text:list-item>
                <text:p><text:span text:style-name="T24">Weak references:</text:span></text:p>
                <text:list>
                  <text:list-item>
                    <text:p><text:span text:style-name="T25">Source of dangling pointers.</text:span></text:p>
                  </text:list-item>
                  <text:list-item>
                    <text:p><text:span text:style-name="T44">Iterators cannot contain </text:span><text:span text:style-name="T43">await</text:span><text:span text:style-name="T44">.</text:span></text:p>
                  </text:list-item>
                  <text:list-item>
                    <text:p><text:span text:style-name="T44">By default, no access across </text:span><text:span text:style-name="T43">await</text:span><text:span text:style-name="T44">.</text:span></text:p>
                  </text:list-item>
                </text:list>
              </text:list-item>
            </text:list>
          </draw:text-box>
        </draw:frame>
        <draw:frame draw:style-name="gr6" draw:text-style-name="P13" draw:layer="layout" svg:width="8.519cm" svg:height="3.232cm" svg:x="3.341cm" svg:y="15.875cm">
          <draw:text-box>
            <text:p><text:span text:style-name="T20">event </text:span><text:span text:style-name="T22">T* e;</text:span></text:p>
            <text:p><text:span text:style-name="T20">var </text:span><text:span text:style-name="T22">T* t = </text:span><text:span text:style-name="T20">await e</text:span><text:span text:style-name="T22">;</text:span></text:p>
            <text:p><text:span text:style-name="T45">t:x = 1;</text:span></text:p>
            <text:p><text:span text:style-name="T20">await</text:span><text:span text:style-name="T22"> 1s;</text:span></text:p>
            <text:p><text:span text:style-name="T46">_printf(”x = %d\n”, t:x);</text:span></text:p>
          </draw:text-box>
        </draw:frame>
        <draw:frame draw:style-name="gr7" draw:text-style-name="P13" draw:layer="layout" svg:width="9.488cm" svg:height="8.569cm" svg:x="15.237cm" svg:y="11.504cm">
          <draw:text-box>
            <text:p><text:span text:style-name="T20">event </text:span><text:span text:style-name="T22">T* e;</text:span></text:p>
            <text:p><text:span text:style-name="T20">par do</text:span></text:p>
            <text:p><text:span text:style-name="T20"><text:s text:c="3"/></text:span><text:span text:style-name="T20">do</text:span></text:p>
            <text:p><text:span text:style-name="T20"><text:s text:c="6"/></text:span><text:span text:style-name="T20">...</text:span></text:p>
            <text:p><text:span text:style-name="T20"><text:s text:c="6"/></text:span><text:span text:style-name="T20">var</text:span><text:span text:style-name="T22"> T t;</text:span></text:p>
            <text:p><text:span text:style-name="T20"><text:s text:c="6"/></text:span><text:span text:style-name="T20">emit</text:span><text:span text:style-name="T22"> e =&gt; &amp;t;</text:span></text:p>
            <text:p><text:span text:style-name="T20"><text:s text:c="3"/></text:span><text:span text:style-name="T20">end</text:span></text:p>
            <text:p><text:span text:style-name="T20"><text:s text:c="3"/></text:span><text:span text:style-name="T20">var</text:span><text:span text:style-name="T22"> U u;</text:span></text:p>
            <text:p><text:span text:style-name="T20">with</text:span></text:p>
            <text:p><text:span text:style-name="T20"><text:s text:c="3"/></text:span><text:span text:style-name="T20">var </text:span><text:span text:style-name="T22">T* t = </text:span><text:span text:style-name="T20">await e</text:span><text:span text:style-name="T22">;</text:span></text:p>
            <text:p><text:span text:style-name="T22"><text:s text:c="3"/></text:span><text:span text:style-name="T45">t:x = 1;</text:span></text:p>
            <text:p><text:span text:style-name="T20"><text:s text:c="3"/></text:span><text:span text:style-name="T20">await</text:span><text:span text:style-name="T22"> 1s;</text:span></text:p>
            <text:p><text:span text:style-name="T22"><text:s text:c="3"/></text:span><text:span text:style-name="T46">_printf(”x = %d\n”, t:x);</text:span></text:p>
            <text:p><text:span text:style-name="T20">end</text:span></text:p>
          </draw:text-box>
        </draw:frame>
        <draw:frame draw:style-name="gr8" draw:text-style-name="P13" draw:layer="layout" svg:width="8.518cm" svg:height="2.673cm" svg:x="3.342cm" svg:y="12.05cm">
          <draw:text-box>
            <text:p><text:span text:style-name="T20">loop</text:span><text:span text:style-name="T22"> (T*) t </text:span><text:span text:style-name="T20">in</text:span><text:span text:style-name="T22"> pool </text:span><text:span text:style-name="T20">do</text:span></text:p>
            <text:p><text:span text:style-name="T22"><text:s text:c="3"/></text:span><text:span text:style-name="T47">await</text:span><text:span text:style-name="T46"> 1s;</text:span></text:p>
            <text:p><text:span text:style-name="T22"><text:s text:c="3"/></text:span><text:span text:style-name="T20">emit</text:span><text:span text:style-name="T22"> e =&gt; t;</text:span></text:p>
            <text:p><text:span text:style-name="T20">end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9" presentation:class="page"/>
          <draw:frame presentation:style-name="pr3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2T1">
        <office:forms form:automatic-focus="false" form:apply-design-mode="false"/>
        <draw:frame presentation:style-name="pr8" draw:text-style-name="P14" draw:layer="layout" svg:width="25.199cm" svg:height="11.819cm" svg:x="1.401cm" svg:y="1.846cm" presentation:class="outline" presentation:user-transformed="true">
          <draw:text-box>
            <text:list text:style-name="L2">
              <text:list-item>
                <text:p><text:span text:style-name="T24">Weak references:</text:span></text:p>
                <text:list>
                  <text:list-item>
                    <text:p><text:span text:style-name="T25">… </text:span><text:span text:style-name="T25">but can be ”tracked” if required.</text:span></text:p>
                  </text:list-item>
                </text:list>
              </text:list-item>
            </text:list>
          </draw:text-box>
        </draw:frame>
        <draw:frame draw:style-name="gr7" draw:text-style-name="P13" draw:layer="layout" svg:width="10.423cm" svg:height="9.162cm" svg:x="2.277cm" svg:y="8.89cm">
          <draw:text-box>
            <text:p><text:span text:style-name="T20">event </text:span><text:span text:style-name="T22">T* e;</text:span></text:p>
            <text:p><text:span text:style-name="T20">par do</text:span></text:p>
            <text:p><text:span text:style-name="T20"><text:s text:c="3"/></text:span><text:span text:style-name="T20">do</text:span></text:p>
            <text:p><text:span text:style-name="T20"><text:s text:c="6"/></text:span><text:span text:style-name="T20">...</text:span></text:p>
            <text:p><text:span text:style-name="T20"><text:s text:c="6"/></text:span><text:span text:style-name="T20">var T t;</text:span></text:p>
            <text:p><text:span text:style-name="T20"><text:s text:c="6"/></text:span><text:span text:style-name="T20">emit e =&gt; &amp;t;</text:span></text:p>
            <text:p><text:span text:style-name="T20"><text:s text:c="3"/></text:span><text:span text:style-name="T20">end</text:span></text:p>
            <text:p><text:span text:style-name="T20">with</text:span></text:p>
            <text:p><text:span text:style-name="T20"><text:s text:c="3"/></text:span><text:span text:style-name="T20">var </text:span><text:span text:style-name="T22">T* t = </text:span><text:span text:style-name="T20">await e</text:span><text:span text:style-name="T22">;</text:span></text:p>
            <text:p><text:span text:style-name="T22"><text:s text:c="3"/></text:span><text:span text:style-name="T45">t:x = 1;</text:span></text:p>
            <text:p><text:span text:style-name="T22"><text:s text:c="3"/></text:span><text:span text:style-name="T20">watching</text:span><text:span text:style-name="T22"> t </text:span><text:span text:style-name="T20">do</text:span></text:p>
            <text:p><text:span text:style-name="T20"><text:s text:c="6"/></text:span><text:span text:style-name="T20">await</text:span><text:span text:style-name="T22"> 1s;</text:span></text:p>
            <text:p><text:span text:style-name="T22"><text:s text:c="6"/></text:span><text:span text:style-name="T45">_printf(”x = %d\n”, t:x);</text:span></text:p>
            <text:p><text:span text:style-name="T22"><text:s text:c="3"/></text:span><text:span text:style-name="T20">end</text:span></text:p>
            <text:p><text:span text:style-name="T20">end</text:span></text:p>
          </draw:text-box>
        </draw:frame>
        <draw:frame draw:style-name="gr7" draw:text-style-name="P13" draw:layer="layout" svg:width="10.423cm" svg:height="11.534cm" svg:x="14.342cm" svg:y="8.89cm">
          <draw:text-box>
            <text:p><text:span text:style-name="T20">event </text:span><text:span text:style-name="T22">T* e;</text:span></text:p>
            <text:p><text:span text:style-name="T20">par do</text:span></text:p>
            <text:p><text:span text:style-name="T20"><text:s text:c="3"/></text:span><text:span text:style-name="T20">do</text:span></text:p>
            <text:p><text:span text:style-name="T20"><text:s text:c="6"/></text:span><text:span text:style-name="T20">...</text:span></text:p>
            <text:p><text:span text:style-name="T20"><text:s text:c="6"/></text:span><text:span text:style-name="T20">var T t;</text:span></text:p>
            <text:p><text:span text:style-name="T20"><text:s text:c="6"/></text:span><text:span text:style-name="T20">emit e =&gt; &amp;t;</text:span></text:p>
            <text:p><text:span text:style-name="T20"><text:s text:c="3"/></text:span><text:span text:style-name="T20">end</text:span></text:p>
            <text:p><text:span text:style-name="T20">with</text:span></text:p>
            <text:p><text:span text:style-name="T20"><text:s text:c="3"/></text:span><text:span text:style-name="T20">var </text:span><text:span text:style-name="T22">T* t = </text:span><text:span text:style-name="T20">await e</text:span><text:span text:style-name="T22">;</text:span></text:p>
            <text:p><text:span text:style-name="T22"><text:s text:c="3"/></text:span><text:span text:style-name="T45">t:x = 1;</text:span></text:p>
            <text:p><text:span text:style-name="T22"><text:s text:c="3"/></text:span><text:span text:style-name="T20">par/or do</text:span></text:p>
            <text:p><text:span text:style-name="T20"><text:s text:c="6"/></text:span><text:span text:style-name="T20">await</text:span><text:span text:style-name="T22"> 1s;</text:span></text:p>
            <text:p><text:span text:style-name="T22"><text:s text:c="6"/></text:span><text:span text:style-name="T45">_printf(”x = %d\n”, t:x);</text:span></text:p>
            <text:p><text:span text:style-name="T20"><text:s text:c="3"/></text:span><text:span text:style-name="T20">with</text:span></text:p>
            <text:p><text:span text:style-name="T20"><text:s text:c="6"/></text:span><text:span text:style-name="T20">if </text:span><text:span text:style-name="T22">t:_alive? </text:span><text:span text:style-name="T20">then</text:span></text:p>
            <text:p><text:span text:style-name="T20"><text:s text:c="9"/></text:span><text:span text:style-name="T20">await </text:span><text:span text:style-name="T22">t:_killed;</text:span></text:p>
            <text:p><text:span text:style-name="T22"><text:s text:c="6"/></text:span><text:span text:style-name="T20">end</text:span></text:p>
            <text:p><text:span text:style-name="T22"><text:s text:c="3"/></text:span><text:span text:style-name="T20">end</text:span></text:p>
            <text:p><text:span text:style-name="T20">end</text:span></text:p>
          </draw:text-box>
        </draw:frame>
        <draw:custom-shape draw:style-name="gr5" draw:text-style-name="P11" draw:layer="layout" svg:width="8.89cm" svg:height="2.54cm" svg:x="3.175cm" svg:y="14.90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8.89cm" svg:height="4.78cm" svg:x="15.175cm" svg:y="14.90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cm" svg:y="2.257cm" draw:page-number="20" presentation:class="page"/>
          <draw:frame presentation:style-name="pr3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What is different?</text:p>
          </draw:text-box>
        </draw:frame>
        <draw:frame presentation:style-name="pr10" draw:layer="layout" svg:width="25.199cm" svg:height="23.315cm" svg:x="1.4cm" svg:y="4.914cm" presentation:class="outline" presentation:user-transformed="true">
          <draw:text-box>
            <text:list text:style-name="L2">
              <text:list-item>
                <text:p>C++ supports lexical scope for objects</text:p>
              </text:list-item>
              <text:list-item>
                <text:p>pools exist for decades (aka regions, arenas, areas, contexts)</text:p>
              </text:list-item>
              <text:list-item>
                <text:p>But:</text:p>
                <text:list>
                  <text:list-item>
                    <text:p>local pools/objects do not survive a reaction</text:p>
                    <text:list>
                      <text:list-item>
                        <text:p>no awaits and nested parallel compositions</text:p>
                      </text:list-item>
                    </text:list>
                  </text:list-item>
                  <text:list-item>
                    <text:p>objects in pools are all reclaimed together (or require garbage collection)</text:p>
                    <text:list>
                      <text:list-item>
                        <text:p>misses object termination</text:p>
                      </text:list-item>
                    </text:list>
                  </text:list-item>
                </text:list>
              </text:list-item>
              <text:list-item>
                <text:p>Non-references</text:p>
                <text:list>
                  <text:list-item>
                    <text:p>possible because objects can react themselves</text:p>
                  </text:list-item>
                  <text:list-item>
                    <text:p>no need for listeners lists (which hold a strong reference to the object)</text:p>
                  </text:list-item>
                </text:list>
              </text:list-item>
              <text:list-item>
                <text:p>Object termination</text:p>
                <text:list>
                  <text:list-item>
                    <text:p>related to previou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1" presentation:class="page"/>
          <draw:frame presentation:style-name="pr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What is different?</text:p>
          </draw:text-box>
        </draw:frame>
        <draw:frame presentation:style-name="pr10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exical scope</text:p>
                <text:list>
                  <text:list-item>
                    <text:p>possible due to awaits and nested parallel comp.</text:p>
                  </text:list-item>
                </text:list>
              </text:list-item>
              <text:list-item>
                <text:p>Non-references</text:p>
                <text:list>
                  <text:list-item>
                    <text:p>possible because objects can react themselves</text:p>
                  </text:list-item>
                  <text:list-item>
                    <text:p>no need for listeners lists (which hold a strong reference to the object)</text:p>
                  </text:list-item>
                </text:list>
              </text:list-item>
              <text:list-item>
                <text:p>Object termination</text:p>
                <text:list>
                  <text:list-item>
                    <text:p>related to previou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2" presentation:class="page"/>
          <draw:frame presentation:style-name="pr11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oranssi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Facts</text:p>
          </draw:text-box>
        </draw:frame>
        <draw:frame presentation:style-name="pr10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Direct manipulations is rare</text:p>
              </text:list-item>
              <text:list-item>
                <text:p>Holding reference is even more rare</text:p>
              </text:list-item>
              <text:list-item>
                <text:p>var T happens a lot (C++ supports but uncommon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3" presentation:class="page"/>
          <draw:frame presentation:style-name="pr11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oranssi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Why?</text:p>
          </draw:text-box>
        </draw:frame>
        <draw:frame presentation:style-name="pr10" draw:layer="layout" svg:width="25.199cm" svg:height="13.859cm" svg:x="1.4cm" svg:y="4.914cm" presentation:class="outline">
          <draw:text-box>
            <text:list text:style-name="L2">
              <text:list-item>
                <text:p>References</text:p>
              </text:list-item>
              <text:list-item>
                <text:p>612 war</text:p>
              </text:list-item>
              <text:list-item>
                <text:p>1303 rocks</text:p>
              </text:list-item>
              <text:list-item>
                <text:p>classes, interfaces</text:p>
              </text:list-item>
              <text:list-item>
                <text:p>spawn, :=, var T, iter, watching, non-awt refs, new, pool T/I* e [n]/[], scope level of pools &amp; var T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4" presentation:class="page"/>
          <draw:frame presentation:style-name="pr11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oranssi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Rocks</text:p>
          </draw:text-box>
        </draw:frame>
        <draw:frame presentation:style-name="pr10" draw:layer="layout" svg:width="25.199cm" svg:height="18.501cm" svg:x="1.4cm" svg:y="4.914cm" presentation:class="outline" presentation:user-transformed="true">
          <draw:text-box>
            <text:list text:style-name="L2">
              <text:list-item>
                <text:p>getVS, 2 refs, 2 :=</text:p>
              </text:list-item>
              <text:list-item>
                <text:p>pool T[] ts</text:p>
                <text:list>
                  <text:list-item>
                    <text:p>rocks_big (level 3)</text:p>
                  </text:list-item>
                </text:list>
              </text:list-item>
              <text:list-item>
                <text:p>spawn T in ts</text:p>
                <text:list>
                  <text:list-item>
                    <text:p>rocks_big (level 5)</text:p>
                  </text:list-item>
                </text:list>
              </text:list-item>
              <text:list-item>
                <text:p>612 war</text:p>
              </text:list-item>
              <text:list-item>
                <text:p>1303 rocks</text:p>
              </text:list-item>
              <text:list-item>
                <text:p>classes, interfaces</text:p>
              </text:list-item>
              <text:list-item>
                <text:p>spawn, :=, var T, iter, watching, non-awt refs, new, pool T/I* e [n]/[], scope level of pools &amp; var T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5" presentation:class="page"/>
          <draw:frame presentation:style-name="pr11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 PL UMing H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8" draw:text-style-name="MP1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1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07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07cm" svg:height="1.484cm" svg:x="11.88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Linux_X86_64 LibreOffice_project/400m0$Build-2</meta:generator>
    <meta:creation-date>2011-05-24T14:40:40</meta:creation-date>
    <dc:language>fi-FI</dc:language>
    <meta:editing-cycles>413</meta:editing-cycles>
    <meta:editing-duration>P13DT17H30M38S</meta:editing-duration>
    <meta:initial-creator>chico </meta:initial-creator>
    <dc:date>2014-05-25T12:09:55</dc:date>
    <meta:document-statistic meta:object-count="142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